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1" svg:font-family="Roboto"/>
    <style:font-face style:name="F" svg:font-family="" style:font-family-generic="roman"/>
    <style:font-face style:name="Amiri" svg:font-family="Amiri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547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3.184cm"/>
    </style:style>
    <style:style style:name="co15" style:family="table-column">
      <style:table-column-properties fo:break-before="auto" style:column-width="3.332cm"/>
    </style:style>
    <style:style style:name="co16" style:family="table-column">
      <style:table-column-properties fo:break-before="auto" style:column-width="2.907cm"/>
    </style:style>
    <style:style style:name="co17" style:family="table-column">
      <style:table-column-properties fo:break-before="auto" style:column-width="2.992cm"/>
    </style:style>
    <style:style style:name="co18" style:family="table-column">
      <style:table-column-properties fo:break-before="auto" style:column-width="3.628cm"/>
    </style:style>
    <style:style style:name="co19" style:family="table-column">
      <style:table-column-properties fo:break-before="auto" style:column-width="15.748cm"/>
    </style:style>
    <style:style style:name="co20" style:family="table-column">
      <style:table-column-properties fo:break-before="auto" style:column-width="8.532cm"/>
    </style:style>
    <style:style style:name="co21" style:family="table-column">
      <style:table-column-properties fo:break-before="auto" style:column-width="5.136cm"/>
    </style:style>
    <style:style style:name="co22" style:family="table-column">
      <style:table-column-properties fo:break-before="auto" style:column-width="2.632cm"/>
    </style:style>
    <style:style style:name="co23" style:family="table-column">
      <style:table-column-properties fo:break-before="auto" style:column-width="3.565cm"/>
    </style:style>
    <style:style style:name="co24" style:family="table-column">
      <style:table-column-properties fo:break-before="auto" style:column-width="8.299cm"/>
    </style:style>
    <style:style style:name="co25" style:family="table-column">
      <style:table-column-properties fo:break-before="auto" style:column-width="1.464cm"/>
    </style:style>
    <style:style style:name="co26" style:family="table-column">
      <style:table-column-properties fo:break-before="auto" style:column-width="2.173cm"/>
    </style:style>
    <style:style style:name="co27" style:family="table-column">
      <style:table-column-properties fo:break-before="auto" style:column-width="1.199cm"/>
    </style:style>
    <style:style style:name="co28" style:family="table-column">
      <style:table-column-properties fo:break-before="auto" style:column-width="8.999cm"/>
    </style:style>
    <style:style style:name="co29" style:family="table-column">
      <style:table-column-properties fo:break-before="auto" style:column-width="3.226cm"/>
    </style:style>
    <style:style style:name="co30" style:family="table-column">
      <style:table-column-properties fo:break-before="auto" style:column-width="3.055cm"/>
    </style:style>
    <style:style style:name="co31" style:family="table-column">
      <style:table-column-properties fo:break-before="auto" style:column-width="4.479cm"/>
    </style:style>
    <style:style style:name="co32" style:family="table-column">
      <style:table-column-properties fo:break-before="auto" style:column-width="2.695cm"/>
    </style:style>
    <style:style style:name="co33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3.016cm" fo:break-before="auto" style:use-optimal-row-height="true"/>
    </style:style>
    <style:style style:name="ro18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20107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34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0108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55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1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2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66" style:family="table-cell" style:parent-style-name="Default" style:data-style-name="N20108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67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20108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20108">
      <style:table-cell-properties fo:background-color="transparent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77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78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79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7" style:family="table-cell" style:parent-style-name="Default" style:data-style-name="N2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20108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9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20108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91" style:family="table-cell" style:parent-style-name="Default" style:data-style-name="N20108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9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0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04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05" style:family="table-cell" style:parent-style-name="Default">
      <style:text-properties style:font-name="Roboto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8" style:family="table-cell" style:parent-style-name="Default" style:data-style-name="N20108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13" style:family="table-cell" style:parent-style-name="Default">
      <style:table-cell-properties fo:background-color="#b2b2b2" fo:border="0.06pt solid #000000"/>
      <style:text-properties style:font-name="Roboto" fo:font-size="12pt" style:font-size-asian="12pt" style:font-size-complex="12pt"/>
    </style:style>
    <style:style style:name="ce11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7" style:family="table-cell" style:parent-style-name="Default" style:data-style-name="N20108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9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4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125" style:family="table-cell" style:parent-style-name="Default" style:data-style-name="N20108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26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27" style:family="table-cell" style:parent-style-name="Default" style:data-style-name="N20108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36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8"/>
        <table:table-column table:style-name="co2" table:number-columns-repeated="1023" table:default-cell-style-name="ce18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17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7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7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а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7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7"/>
          <table:table-cell table:number-columns-repeated="1018"/>
        </table:table-row>
        <table:table-row table:style-name="ro6">
          <table:table-cell table:style-name="ce17" office:value-type="string" calcext:value-type="string">
            <text:p>Версия таблицы:</text:p>
          </table:table-cell>
          <table:table-cell table:style-name="ce17" office:value-type="string" calcext:value-type="string">
            <text:p>0.5.3-alpha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Подходит для версии VOSTOK:</text:p>
          </table:table-cell>
          <table:table-cell table:style-name="ce17" office:value-type="string" calcext:value-type="string">
            <text:p>0.5.36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Github VOSTOK:</text:p>
          </table:table-cell>
          <table:table-cell table:style-name="ce17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Новости VOSTOK:</text:p>
          </table:table-cell>
          <table:table-cell table:style-name="ce17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Обсуждение VOSTOK:</text:p>
          </table:table-cell>
          <table:table-cell table:style-name="ce17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3" table:number-columns-repeated="1020" table:default-cell-style-name="ce18"/>
        <table:table-row table:style-name="ro8">
          <table:table-cell table:style-name="ce20" office:value-type="string" calcext:value-type="string">
            <text:p>Параметр</text:p>
          </table:table-cell>
          <table:table-cell table:style-name="ce20" office:value-type="string" calcext:value-type="string" table:number-columns-spanned="2" table:number-rows-spanned="1">
            <text:p>Значение</text:p>
          </table:table-cell>
          <table:covered-table-cell table:style-name="ce20"/>
          <table:table-cell table:style-name="ce20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24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9" table:content-validation-name="val12"/>
          <table:table-cell table:style-name="ce33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0" table:content-validation-name="val2"/>
          <table:table-cell table:style-name="ce34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24" table:content-validation-name="val3" office:value-type="string" calcext:value-type="string" table:number-columns-spanned="2" table:number-rows-spanned="1">
            <text:p>IDEX</text:p>
          </table:table-cell>
          <table:covered-table-cell table:style-name="ce29" table:content-validation-name="val3"/>
          <table:table-cell table:style-name="ce33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30" table:content-validation-name="val4"/>
          <table:table-cell table:style-name="ce34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24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9" table:content-validation-name="val5"/>
          <table:table-cell table:style-name="ce33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30" table:content-validation-name="val6"/>
          <table:table-cell table:style-name="ce34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24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9" table:content-validation-name="val7"/>
          <table:table-cell table:style-name="ce33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30" table:content-validation-name="val8"/>
          <table:table-cell table:style-name="ce34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24" table:content-validation-name="val9" office:value-type="string" calcext:value-type="string" table:number-columns-spanned="2" table:number-rows-spanned="1">
            <text:p>Да</text:p>
          </table:table-cell>
          <table:covered-table-cell table:style-name="ce29" table:content-validation-name="val9"/>
          <table:table-cell table:style-name="ce33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30" table:content-validation-name="val10"/>
          <table:table-cell table:style-name="ce34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9" table:content-validation-name="val11"/>
          <table:table-cell table:style-name="ce33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31" table:content-validation-name="val11"/>
          <table:table-cell table:style-name="ce34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7"/>
          <table:table-cell table:number-columns-repeated="1020"/>
        </table:table-row>
        <table:table-row table:style-name="ro6">
          <table:table-cell table:style-name="ce17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17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pan text:style-name="T2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17"/>
          <table:covered-table-cell table:style-name="ce29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pan text:style-name="T3">Габарит Z</text:span><text:span text:style-name="T4">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17"/>
          <table:covered-table-cell table:style-name="ce29"/>
          <table:table-cell table:number-columns-repeated="1020"/>
        </table:table-row>
        <table:table-row table:style-name="ro7">
          <table:table-cell table:style-name="ce17" office:value-type="string" calcext:value-type="string">
            <text:p>Цена [$]</text:p>
          </table:table-cell>
          <table:table-cell table:style-name="ce28" table:formula="of:=[$'Покупные изделия'.E81]+[$'Печатные детали'.H26]+[$'Профиль алюминиевый'.G14]+[$'Карта крепежа'.D28]" office:value-type="currency" office:currency="USD" office:value="819.43569981982" calcext:value-type="currency">
            <text:p>$819,44</text:p>
          </table:table-cell>
          <table:table-cell table:style-name="ce32" table:formula="of:=[.B18]*74.5" office:value-type="currency" office:currency="RUB" office:value="61047.9596365766" calcext:value-type="currency">
            <text:p>61 047,96 ₽</text:p>
          </table:table-cell>
          <table:table-cell table:style-name="ce1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8"/>
        <table:table-column table:style-name="co8" table:default-cell-style-name="ce51"/>
        <table:table-column table:style-name="co9" table:default-cell-style-name="ce58"/>
        <table:table-column table:style-name="co10" table:default-cell-style-name="ce65"/>
        <table:table-column table:style-name="co10" table:default-cell-style-name="ce69"/>
        <table:table-column table:style-name="co11" table:default-cell-style-name="ce74"/>
        <table:table-column table:style-name="co2" table:number-columns-repeated="1018" table:default-cell-style-name="ce18"/>
        <table:table-row table:style-name="ro13">
          <table:table-cell table:style-name="ce35" office:value-type="string" calcext:value-type="string">
            <text:p>Наименование</text:p>
          </table:table-cell>
          <table:table-cell table:style-name="ce46" office:value-type="string" calcext:value-type="string">
            <text:p>Цена единицы [$ США]</text:p>
          </table:table-cell>
          <table:table-cell table:style-name="ce52" office:value-type="string" calcext:value-type="string">
            <text:p>Единиц</text:p>
            <text:p>[шт]</text:p>
          </table:table-cell>
          <table:table-cell table:style-name="ce59" office:value-type="string" calcext:value-type="string">
            <text:p>Длина</text:p>
            <text:p>[м]</text:p>
          </table:table-cell>
          <table:table-cell table:style-name="ce46" office:value-type="string" calcext:value-type="string">
            <text:p>Итого</text:p>
          </table:table-cell>
          <table:table-cell table:style-name="ce20" office:value-type="string" calcext:value-type="string">
            <text:p>Ссылка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Экструдер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BMG</text:p>
          </table:table-cell>
          <table:table-cell table:style-name="ce47" office:value-type="currency" office:currency="USD" office:value="8.92" calcext:value-type="currency">
            <text:p>$8,92</text:p>
          </table:table-cell>
          <table:table-cell table:style-name="ce54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61"/>
          <table:table-cell table:style-name="ce28" table:formula="of:=[.B3]*[.C3]" office:value-type="currency" office:currency="USD" office:value="17.84" calcext:value-type="currency">
            <text:p>$17,84</text:p>
          </table:table-cell>
          <table:table-cell table:style-name="ce70" office:value-type="string" calcext:value-type="string">
            <text:p><text:a xlink:href="https://letyshops.com/r/aliexpress-7429e2a46c29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Радиатор e3d v6</text:p>
          </table:table-cell>
          <table:table-cell table:style-name="ce48" office:value-type="currency" office:currency="USD" office:value="3.59" calcext:value-type="currency">
            <text:p>$3,59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4]*[.C4]" office:value-type="currency" office:currency="USD" office:value="7.18" calcext:value-type="currency">
            <text:p>$7,18</text:p>
          </table:table-cell>
          <table:table-cell table:style-name="ce71" office:value-type="string" calcext:value-type="string">
            <text:p><text:a xlink:href="https://letyshops.com/r/aliexpress-4f2c11bfd2a5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орло титановое е3d v6</text:p>
          </table:table-cell>
          <table:table-cell table:style-name="ce47" office:value-type="currency" office:currency="USD" office:value="4.99" calcext:value-type="currency">
            <text:p>$4,99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5]*[.C5]" office:value-type="currency" office:currency="USD" office:value="9.98" calcext:value-type="currency">
            <text:p>$9,98</text:p>
          </table:table-cell>
          <table:table-cell table:style-name="ce70" office:value-type="string" calcext:value-type="string">
            <text:p><text:a xlink:href="https://letyshops.com/r/aliexpress-945b6462046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блок e3d v6</text:p>
          </table:table-cell>
          <table:table-cell table:style-name="ce48" office:value-type="currency" office:currency="USD" office:value="1.66" calcext:value-type="currency">
            <text:p>$1,66</text:p>
          </table:table-cell>
          <table:table-cell table:style-name="ce55" table:formula="of:=IF([$Настройки.B5]=[$БД.A19];1;0)*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6]*[.C6]" office:value-type="currency" office:currency="USD" office:value="3.32" calcext:value-type="currency">
            <text:p>$3,32</text:p>
          </table:table-cell>
          <table:table-cell table:style-name="ce71" office:value-type="string" calcext:value-type="string">
            <text:p><text:a xlink:href="https://letyshops.com/r/aliexpress-b1d2b9b46fd2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Сопло латунное e3d v6</text:p>
          </table:table-cell>
          <table:table-cell table:style-name="ce47" office:value-type="currency" office:currency="USD" office:value="2.07" calcext:value-type="currency">
            <text:p>$2,07</text:p>
          </table:table-cell>
          <table:table-cell table:style-name="ce53" table:formula="of:=[.$C$6]" office:value-type="float" office:value="2" calcext:value-type="float">
            <text:p>2</text:p>
          </table:table-cell>
          <table:table-cell table:style-name="ce60"/>
          <table:table-cell table:style-name="ce28" table:formula="of:=[.B7]*[.C7]" office:value-type="currency" office:currency="USD" office:value="4.14" calcext:value-type="currency">
            <text:p>$4,14</text:p>
          </table:table-cell>
          <table:table-cell table:style-name="ce70" office:value-type="string" calcext:value-type="string">
            <text:p><text:a xlink:href="https://letyshops.com/r/aliexpress-d1da790dfb06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блок e3d volcano</text:p>
          </table:table-cell>
          <table:table-cell table:style-name="ce48" office:value-type="currency" office:currency="USD" office:value="1.8" calcext:value-type="currency">
            <text:p>$1,80</text:p>
          </table:table-cell>
          <table:table-cell table:style-name="ce55" table:formula="of:=IF([$Настройки.B5]=[$БД.A20];1;0)*[Расчёты.$B$20]" office:value-type="float" office:value="0" calcext:value-type="float">
            <text:p>0</text:p>
          </table:table-cell>
          <table:table-cell table:style-name="ce62"/>
          <table:table-cell table:style-name="ce66" table:formula="of:=[.B8]*[.C8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4555b0b90e08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Сопло латунное e3d volcano</text:p>
          </table:table-cell>
          <table:table-cell table:style-name="ce47" office:value-type="currency" office:currency="USD" office:value="2.19" calcext:value-type="currency">
            <text:p>$2,19</text:p>
          </table:table-cell>
          <table:table-cell table:style-name="ce53" table:formula="of:=[.C8]" office:value-type="float" office:value="0" calcext:value-type="float">
            <text:p>0</text:p>
          </table:table-cell>
          <table:table-cell table:style-name="ce60"/>
          <table:table-cell table:style-name="ce28" table:formula="of:=[.B9]*[.C9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fb519bdf2c35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элемент 24в 40Вт</text:p>
          </table:table-cell>
          <table:table-cell table:style-name="ce48" office:value-type="currency" office:currency="USD" office:value="1.83" calcext:value-type="currency">
            <text:p>$1,83</text:p>
          </table:table-cell>
          <table:table-cell table:style-name="ce55" table:formula="of:=[.$C$4]" office:value-type="float" office:value="2" calcext:value-type="float">
            <text:p>2</text:p>
          </table:table-cell>
          <table:table-cell table:style-name="ce62"/>
          <table:table-cell table:style-name="ce66" table:formula="of:=[.B10]*[.C10]" office:value-type="currency" office:currency="USD" office:value="3.66" calcext:value-type="currency">
            <text:p>$3,66</text:p>
          </table:table-cell>
          <table:table-cell table:style-name="ce71" office:value-type="string" calcext:value-type="string">
            <text:p><text:a xlink:href="https://letyshops.com/r/aliexpress-665f4c2b4a89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Термистор ATC Semitec 104GT-2 104NT-4-R025H42G</text:p>
          </table:table-cell>
          <table:table-cell table:style-name="ce47" office:value-type="currency" office:currency="USD" office:value="2.09" calcext:value-type="currency">
            <text:p>$2,09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1]*[.C11]" office:value-type="currency" office:currency="USD" office:value="4.18" calcext:value-type="currency">
            <text:p>$4,18</text:p>
          </table:table-cell>
          <table:table-cell table:style-name="ce70" office:value-type="string" calcext:value-type="string">
            <text:p><text:a xlink:href="https://letyshops.com/r/aliexpress-95d24e8fd2f4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Вентилятор 30х30х10</text:p>
          </table:table-cell>
          <table:table-cell table:style-name="ce48" office:value-type="currency" office:currency="USD" office:value="5.38" calcext:value-type="currency">
            <text:p>$5,38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12]*[.C12]" office:value-type="currency" office:currency="USD" office:value="10.76" calcext:value-type="currency">
            <text:p>$10,76</text:p>
          </table:table-cell>
          <table:table-cell table:style-name="ce71" office:value-type="string" calcext:value-type="string">
            <text:p><text:a xlink:href="https://letyshops.com/r/aliexpress-1a6214bda047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Вентилятор 5020</text:p>
          </table:table-cell>
          <table:table-cell table:style-name="ce47" table:formula="of:=7.72/2" office:value-type="currency" office:currency="USD" office:value="3.86" calcext:value-type="currency">
            <text:p>$3,86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3]*[.C13]" office:value-type="currency" office:currency="USD" office:value="7.72" calcext:value-type="currency">
            <text:p>$7,72</text:p>
          </table:table-cell>
          <table:table-cell table:style-name="ce70" office:value-type="string" calcext:value-type="string">
            <text:p><text:a xlink:href="https://aliexpress.ru/item/32837932718.html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Трубка PTFE ID2 OD4</text:p>
          </table:table-cell>
          <table:table-cell table:style-name="ce48" office:value-type="currency" office:currency="USD" office:value="1.26" calcext:value-type="currency">
            <text:p>$1,26</text:p>
          </table:table-cell>
          <table:table-cell table:style-name="ce55" office:value-type="float" office:value="1" calcext:value-type="float">
            <text:p>1</text:p>
          </table:table-cell>
          <table:table-cell table:style-name="ce62" office:value-type="float" office:value="3" calcext:value-type="float">
            <text:p>3,00</text:p>
          </table:table-cell>
          <table:table-cell table:style-name="ce66" table:formula="of:=[.B14]*[.C14]*[.D14]" office:value-type="currency" office:currency="USD" office:value="3.78" calcext:value-type="currency">
            <text:p>$3,78</text:p>
          </table:table-cell>
          <table:table-cell table:style-name="ce71" office:value-type="string" calcext:value-type="string">
            <text:p><text:a xlink:href="https://letyshops.com/r/aliexpress-a57494f89cb0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отор Nema17; 20-23мм</text:p>
          </table:table-cell>
          <table:table-cell table:style-name="ce47" office:value-type="currency" office:currency="USD" office:value="12.45" calcext:value-type="currency">
            <text:p>$12,45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5]*[.C15]" office:value-type="currency" office:currency="USD" office:value="24.9" calcext:value-type="currency">
            <text:p>$24,90</text:p>
          </table:table-cell>
          <table:table-cell table:style-name="ce70" office:value-type="string" calcext:value-type="string">
            <text:p><text:a xlink:href="https://letyshops.com/r/aliexpress-dbc8923ad490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Магнит D10 L1</text:p>
          </table:table-cell>
          <table:table-cell table:style-name="ce48" table:formula="of:=9.5/74" office:value-type="currency" office:currency="USD" office:value="0.128378378378378" calcext:value-type="currency">
            <text:p>$0,13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16]*[.C16]" office:value-type="currency" office:currency="USD" office:value="0.256756756756757" calcext:value-type="currency">
            <text:p>$0,26</text:p>
          </table:table-cell>
          <table:table-cell table:style-name="ce71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Ось X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Рельса MGN9</text:p>
          </table:table-cell>
          <table:table-cell table:style-name="ce47" table:formula="of:=(49.15-22.86)*2" office:value-type="currency" office:currency="USD" office:value="52.58" calcext:value-type="currency">
            <text:p>$52,58</text:p>
          </table:table-cell>
          <table:table-cell table:style-name="ce53" office:value-type="float" office:value="1" calcext:value-type="float">
            <text:p>1</text:p>
          </table:table-cell>
          <table:table-cell table:style-name="ce60" table:formula="of:=[$Расчёты.B25]" office:value-type="float" office:value="0.5" calcext:value-type="float">
            <text:p>0,50</text:p>
          </table:table-cell>
          <table:table-cell table:style-name="ce28" table:formula="of:=[.B18]*[.C18]*[.D18]" office:value-type="currency" office:currency="USD" office:value="26.29" calcext:value-type="currency">
            <text:p>$26,29</text:p>
          </table:table-cell>
          <table:table-cell table:style-name="ce70" office:value-type="string" calcext:value-type="string">
            <text:p><text:a xlink:href="https://letyshops.com/r/aliexpress-3074453d97a2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Каретка MGN9H</text:p>
          </table:table-cell>
          <table:table-cell table:style-name="ce48" office:value-type="currency" office:currency="USD" office:value="22.86" calcext:value-type="currency">
            <text:p>$22,86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19]*[.C19]" office:value-type="currency" office:currency="USD" office:value="45.72" calcext:value-type="currency">
            <text:p>$45,72</text:p>
          </table:table-cell>
          <table:table-cell table:style-name="ce72" office:value-type="string" calcext:value-type="string">
            <text:p><text:a xlink:href="https://letyshops.com/r/aliexpress-5661868c7f02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одшипник f623zz</text:p>
          </table:table-cell>
          <table:table-cell table:style-name="ce47" table:formula="of:=2.7/10" office:value-type="currency" office:currency="USD" office:value="0.27" calcext:value-type="currency">
            <text:p>$0,27</text:p>
          </table:table-cell>
          <table:table-cell table:style-name="ce53" table:formula="of:=[Расчёты.$B$20]*8" office:value-type="float" office:value="16" calcext:value-type="float">
            <text:p>16</text:p>
          </table:table-cell>
          <table:table-cell table:style-name="ce60"/>
          <table:table-cell table:style-name="ce28" table:formula="of:=[.B20]*[.C20]" office:value-type="currency" office:currency="USD" office:value="4.32" calcext:value-type="currency">
            <text:p>$4,32</text:p>
          </table:table-cell>
          <table:table-cell table:style-name="ce73" office:value-type="string" calcext:value-type="string">
            <text:p><text:a xlink:href="https://letyshops.com/r/aliexpress-2399ad2cb8d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одшипник 623zz</text:p>
          </table:table-cell>
          <table:table-cell table:style-name="ce48" table:formula="of:=3.29/10" office:value-type="currency" office:currency="USD" office:value="0.329" calcext:value-type="currency">
            <text:p>$0,33</text:p>
          </table:table-cell>
          <table:table-cell table:style-name="ce55" table:formula="of:=[Расчёты.$B$20]*4" office:value-type="float" office:value="8" calcext:value-type="float">
            <text:p>8</text:p>
          </table:table-cell>
          <table:table-cell table:style-name="ce62"/>
          <table:table-cell table:style-name="ce66" table:formula="of:=[.B21]*[.C21]" office:value-type="currency" office:currency="USD" office:value="2.632" calcext:value-type="currency">
            <text:p>$2,63</text:p>
          </table:table-cell>
          <table:table-cell table:style-name="ce71" office:value-type="string" calcext:value-type="string">
            <text:p><text:a xlink:href="https://letyshops.com/r/aliexpress-81dd9900a38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отор Nema17; 42-60мм</text:p>
          </table:table-cell>
          <table:table-cell table:style-name="ce47" table:formula="of:=24.5/3" office:value-type="currency" office:currency="USD" office:value="8.16666666666667" calcext:value-type="currency">
            <text:p>$8,17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22]*[.C22]" office:value-type="currency" office:currency="USD" office:value="16.3333333333333" calcext:value-type="currency">
            <text:p>$16,33</text:p>
          </table:table-cell>
          <table:table-cell table:style-name="ce70" office:value-type="string" calcext:value-type="string">
            <text:p><text:a xlink:href="https://letyshops.com/r/aliexpress-ae62fce26207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Шкив 2GT; вн.диам. 5Мм; 20 зубов </text:p>
          </table:table-cell>
          <table:table-cell table:style-name="ce48" office:value-type="currency" office:currency="USD" office:value="3.99" calcext:value-type="currency">
            <text:p>$3,99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23]*[.C23]" office:value-type="currency" office:currency="USD" office:value="7.98" calcext:value-type="currency">
            <text:p>$7,98</text:p>
          </table:table-cell>
          <table:table-cell table:style-name="ce71" office:value-type="string" calcext:value-type="string">
            <text:p><text:a xlink:href="https://letyshops.com/r/aliexpress-bbc227425220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Ремень 2GT; 9-10мм</text:p>
          </table:table-cell>
          <table:table-cell table:style-name="ce47" office:value-type="currency" office:currency="USD" office:value="2.2" calcext:value-type="currency">
            <text:p>$2,20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 table:formula="of:=2*([.D26]+0.04+[.D18]+0.07)" office:value-type="float" office:value="1.82" calcext:value-type="float">
            <text:p>1,82</text:p>
          </table:table-cell>
          <table:table-cell table:style-name="ce28" table:formula="of:=[.B24]*[.C24]*[.D24]" office:value-type="currency" office:currency="USD" office:value="8.008" calcext:value-type="currency">
            <text:p>$8,01</text:p>
          </table:table-cell>
          <table:table-cell table:style-name="ce70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Ось Y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38" office:value-type="string" calcext:value-type="string">
            <text:p>Рельса MGN12</text:p>
          </table:table-cell>
          <table:table-cell table:style-name="ce49" table:formula="of:=(51.15-24.13)/0.3" office:value-type="currency" office:currency="USD" office:value="90.0666666666667" calcext:value-type="currency">
            <text:p>$90,07</text:p>
          </table:table-cell>
          <table:table-cell table:style-name="ce56" office:value-type="float" office:value="2" calcext:value-type="float">
            <text:p>2</text:p>
          </table:table-cell>
          <table:table-cell table:style-name="ce63" table:formula="of:=COM.MICROSOFT.CEILING.PRECISE([$Расчёты.B18]+40;50)/1000" office:value-type="float" office:value="0.3" calcext:value-type="float">
            <text:p>0,30</text:p>
          </table:table-cell>
          <table:table-cell table:style-name="ce28" table:formula="of:=[.B26]*[.C26]*[.D26]" office:value-type="currency" office:currency="USD" office:value="54.04" calcext:value-type="currency">
            <text:p>$54,04</text:p>
          </table:table-cell>
          <table:table-cell table:style-name="ce73" office:value-type="string" calcext:value-type="string">
            <text:p><text:a xlink:href="https://letyshops.com/r/aliexpress-985ff2780ed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9" office:value-type="string" calcext:value-type="string">
            <text:p>Каретка MGN12H</text:p>
          </table:table-cell>
          <table:table-cell table:style-name="ce50" office:value-type="currency" office:currency="USD" office:value="24.13" calcext:value-type="currency">
            <text:p>$24,13</text:p>
          </table:table-cell>
          <table:table-cell table:style-name="ce57" office:value-type="float" office:value="2" calcext:value-type="float">
            <text:p>2</text:p>
          </table:table-cell>
          <table:table-cell table:style-name="ce64"/>
          <table:table-cell table:style-name="ce66" table:formula="of:=[.B27]*[.C27]" office:value-type="currency" office:currency="USD" office:value="48.26" calcext:value-type="currency">
            <text:p>$48,26</text:p>
          </table:table-cell>
          <table:table-cell table:style-name="ce72" office:value-type="string" calcext:value-type="string">
            <text:p><text:a xlink:href="https://letyshops.com/r/aliexpress-5661868c7f02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Мотор Nema17; 42-60мм</text:p>
          </table:table-cell>
          <table:table-cell table:style-name="ce47" table:formula="of:=24.5/3" office:value-type="currency" office:currency="USD" office:value="8.16666666666667" calcext:value-type="currency">
            <text:p>$8,17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28]*[.C28]" office:value-type="currency" office:currency="USD" office:value="8.16666666666667" calcext:value-type="currency">
            <text:p>$8,17</text:p>
          </table:table-cell>
          <table:table-cell table:style-name="ce70" office:value-type="string" calcext:value-type="string">
            <text:p><text:a xlink:href="https://letyshops.com/r/aliexpress-354b069acf0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1" office:value-type="string" calcext:value-type="string">
            <text:p>Подшипник f688zz</text:p>
          </table:table-cell>
          <table:table-cell table:style-name="ce50" table:formula="of:=2.97/10" office:value-type="currency" office:currency="USD" office:value="0.297" calcext:value-type="currency">
            <text:p>$0,30</text:p>
          </table:table-cell>
          <table:table-cell table:style-name="ce57" office:value-type="float" office:value="3" calcext:value-type="float">
            <text:p>3</text:p>
          </table:table-cell>
          <table:table-cell table:style-name="ce64"/>
          <table:table-cell table:style-name="ce66" table:formula="of:=[.B29]*[.C29]" office:value-type="currency" office:currency="USD" office:value="0.891" calcext:value-type="currency">
            <text:p>$0,89</text:p>
          </table:table-cell>
          <table:table-cell table:style-name="ce72" office:value-type="string" calcext:value-type="string">
            <text:p><text:a xlink:href="https://letyshops.com/r/aliexpress-2399ad2cb8df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Шкив 2GT; вн.диам. 5Мм; 20 зубов </text:p>
          </table:table-cell>
          <table:table-cell table:style-name="ce47" office:value-type="currency" office:currency="USD" office:value="3.99" calcext:value-type="currency">
            <text:p>$3,99</text:p>
          </table:table-cell>
          <table:table-cell table:style-name="ce56" office:value-type="float" office:value="1" calcext:value-type="float">
            <text:p>1</text:p>
          </table:table-cell>
          <table:table-cell table:style-name="ce63"/>
          <table:table-cell table:style-name="ce28" table:formula="of:=[.B30]*[.C30]" office:value-type="currency" office:currency="USD" office:value="3.99" calcext:value-type="currency">
            <text:p>$3,99</text:p>
          </table:table-cell>
          <table:table-cell table:style-name="ce70" office:value-type="string" calcext:value-type="string">
            <text:p><text:a xlink:href="https://letyshops.com/r/aliexpress-bbc227425220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1" office:value-type="string" calcext:value-type="string">
            <text:p>Шкив 2GT; вн.диам. 8Мм; 20 зубов </text:p>
          </table:table-cell>
          <table:table-cell table:style-name="ce48" office:value-type="currency" office:currency="USD" office:value="3.99" calcext:value-type="currency">
            <text:p>$3,99</text:p>
          </table:table-cell>
          <table:table-cell table:style-name="ce57" office:value-type="float" office:value="3" calcext:value-type="float">
            <text:p>3</text:p>
          </table:table-cell>
          <table:table-cell table:style-name="ce64"/>
          <table:table-cell table:style-name="ce66" table:formula="of:=[.B31]*[.C31]" office:value-type="currency" office:currency="USD" office:value="11.97" calcext:value-type="currency">
            <text:p>$11,97</text:p>
          </table:table-cell>
          <table:table-cell table:style-name="ce71" office:value-type="string" calcext:value-type="string">
            <text:p><text:a xlink:href="https://letyshops.com/r/aliexpress-bbc227425220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Вал диам.8</text:p>
          </table:table-cell>
          <table:table-cell table:style-name="ce49" table:formula="of:=13.04/0.6/2" office:value-type="currency" office:currency="USD" office:value="10.8666666666667" calcext:value-type="currency">
            <text:p>$10,87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formula="of:=[.D18]+0.1" office:value-type="float" office:value="0.6" calcext:value-type="float">
            <text:p>0,60</text:p>
          </table:table-cell>
          <table:table-cell table:style-name="ce28" table:formula="of:=[.B32]*[.C32]*[.D32]" office:value-type="currency" office:currency="USD" office:value="6.52" calcext:value-type="currency">
            <text:p>$6,52</text:p>
          </table:table-cell>
          <table:table-cell table:style-name="ce73" office:value-type="string" calcext:value-type="string">
            <text:p><text:a xlink:href="https://letyshops.com/r/aliexpress-fc415f9d05c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7" office:value-type="string" calcext:value-type="string">
            <text:p>Ремень 2GT; 9-10мм; открытый</text:p>
          </table:table-cell>
          <table:table-cell table:style-name="ce48" office:value-type="currency" office:currency="USD" office:value="2.2" calcext:value-type="currency">
            <text:p>$2,20</text:p>
          </table:table-cell>
          <table:table-cell table:style-name="ce55" office:value-type="float" office:value="2" calcext:value-type="float">
            <text:p>2</text:p>
          </table:table-cell>
          <table:table-cell table:style-name="ce62" table:formula="of:=2*([.D26]+0.07)" office:value-type="float" office:value="0.74" calcext:value-type="float">
            <text:p>0,74</text:p>
          </table:table-cell>
          <table:table-cell table:style-name="ce66" table:formula="of:=[.B33]*[.C33]*[.D33]" office:value-type="currency" office:currency="USD" office:value="3.256" calcext:value-type="currency">
            <text:p>$3,26</text:p>
          </table:table-cell>
          <table:table-cell table:style-name="ce71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Ремень 2GT; 9-10мм; кольцо 150 зубов</text:p>
          </table:table-cell>
          <table:table-cell table:style-name="ce47" table:formula="of:=8.99/5" office:value-type="currency" office:currency="USD" office:value="1.798" calcext:value-type="currency">
            <text:p>$1,80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34]*[.C34]" office:value-type="currency" office:currency="USD" office:value="1.798" calcext:value-type="currency">
            <text:p>$1,80</text:p>
          </table:table-cell>
          <table:table-cell table:style-name="ce70" office:value-type="string" calcext:value-type="string">
            <text:p><text:a xlink:href="https://letyshops.com/r/aliexpress-91506a5256f7" xlink:type="simple">Aliexpress</text:a></text:p>
          </table:table-cell>
          <table:table-cell table:number-columns-repeated="1018"/>
        </table:table-row>
        <table:table-row table:style-name="ro6">
          <table:table-cell table:style-name="ce20" office:value-type="string" calcext:value-type="string" table:number-columns-spanned="6" table:number-rows-spanned="1">
            <text:p>Ось Z</text:p>
          </table:table-cell>
          <table:covered-table-cell table:style-name="ce49"/>
          <table:covered-table-cell table:style-name="ce56"/>
          <table:covered-table-cell table:style-name="ce63"/>
          <table:covered-table-cell table:style-name="ce67"/>
          <table:covered-table-cell table:style-name="ce73"/>
          <table:table-cell table:style-name="ce75"/>
          <table:table-cell table:number-columns-repeated="1017"/>
        </table:table-row>
        <table:table-row table:style-name="ro7">
          <table:table-cell table:style-name="ce38" office:value-type="string" calcext:value-type="string">
            <text:p>Каретка Openbuilds в сборе</text:p>
          </table:table-cell>
          <table:table-cell table:style-name="ce49" office:value-type="currency" office:currency="USD" office:value="4.13" calcext:value-type="currency">
            <text:p>$4,13</text:p>
          </table:table-cell>
          <table:table-cell table:style-name="ce56" table:formula="of:=IF([$Настройки.B6]=[$БД.A39];[$Расчёты.B21];0)" office:value-type="float" office:value="2" calcext:value-type="float">
            <text:p>2</text:p>
          </table:table-cell>
          <table:table-cell table:style-name="ce63"/>
          <table:table-cell table:style-name="ce28" table:formula="of:=[.B36]*[.C36]" office:value-type="currency" office:currency="USD" office:value="8.26" calcext:value-type="currency">
            <text:p>$8,26</text:p>
          </table:table-cell>
          <table:table-cell table:style-name="ce73" office:value-type="string" calcext:value-type="string">
            <text:p><text:a xlink:href="https://letyshops.com/r/aliexpress-79088e0bd19b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7" office:value-type="string" calcext:value-type="string">
            <text:p>Винт Tr8x2</text:p>
          </table:table-cell>
          <table:table-cell table:style-name="ce48" table:formula="of:=5.12/0.3" office:value-type="currency" office:currency="USD" office:value="17.0666666666667" calcext:value-type="currency">
            <text:p>$17,07</text:p>
          </table:table-cell>
          <table:table-cell table:style-name="ce55" office:value-type="float" office:value="2" calcext:value-type="float">
            <text:p>2</text:p>
          </table:table-cell>
          <table:table-cell table:style-name="ce62" table:formula="of:=COM.MICROSOFT.CEILING.PRECISE(([$Настройки.B3]+30)/1000;0.05)" office:value-type="float" office:value="0.3" calcext:value-type="float">
            <text:p>0,30</text:p>
          </table:table-cell>
          <table:table-cell table:style-name="ce66" table:formula="of:=[.B37]*[.C37]*[.D37]" office:value-type="currency" office:currency="USD" office:value="10.24" calcext:value-type="currency">
            <text:p>$10,24</text:p>
          </table:table-cell>
          <table:table-cell table:style-name="ce71" office:value-type="string" calcext:value-type="string">
            <text:p><text:a xlink:href="https://letyshops.com/r/aliexpress-345577b8ed7c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айка POM Tr8x2</text:p>
          </table:table-cell>
          <table:table-cell table:style-name="ce47" office:value-type="currency" office:currency="USD" office:value="0.38" calcext:value-type="currency">
            <text:p>$0,38</text:p>
          </table:table-cell>
          <table:table-cell table:style-name="ce53" office:value-type="float" office:value="2" calcext:value-type="float">
            <text:p>2</text:p>
          </table:table-cell>
          <table:table-cell table:style-name="ce60"/>
          <table:table-cell table:style-name="ce28" table:formula="of:=[.B38]*[.C38]" office:value-type="currency" office:currency="USD" office:value="0.76" calcext:value-type="currency">
            <text:p>$0,76</text:p>
          </table:table-cell>
          <table:table-cell table:style-name="ce70" office:value-type="string" calcext:value-type="string">
            <text:p><text:a xlink:href="https://letyshops.com/r/aliexpress-b6f62828f589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Мотор Nema17; 30-42мм</text:p>
          </table:table-cell>
          <table:table-cell table:style-name="ce48" office:value-type="currency" office:currency="USD" office:value="7.6" calcext:value-type="currency">
            <text:p>$7,60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39]*[.C39]" office:value-type="currency" office:currency="USD" office:value="15.2" calcext:value-type="currency">
            <text:p>$15,20</text:p>
          </table:table-cell>
          <table:table-cell table:style-name="ce71" office:value-type="string" calcext:value-type="string">
            <text:p><text:a xlink:href="https://letyshops.com/r/aliexpress-159fdf33216f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уфта 5x8мм</text:p>
          </table:table-cell>
          <table:table-cell table:style-name="ce47" office:value-type="currency" office:currency="USD" office:value="2.15" calcext:value-type="currency">
            <text:p>$2,15</text:p>
          </table:table-cell>
          <table:table-cell table:style-name="ce53" office:value-type="float" office:value="2" calcext:value-type="float">
            <text:p>2</text:p>
          </table:table-cell>
          <table:table-cell table:style-name="ce60"/>
          <table:table-cell table:style-name="ce28" table:formula="of:=[.B40]*[.C40]" office:value-type="currency" office:currency="USD" office:value="4.3" calcext:value-type="currency">
            <text:p>$4,30</text:p>
          </table:table-cell>
          <table:table-cell table:style-name="ce70" office:value-type="string" calcext:value-type="string">
            <text:p><text:a xlink:href="https://letyshops.com/r/aliexpress-bf25e144b00c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Стол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table:formula="of:=[$БД.A3]" office:value-type="string" office:string-value="DC 220х220 (MK3)" calcext:value-type="string">
            <text:p>DC 220х220 (MK3)</text:p>
          </table:table-cell>
          <table:table-cell table:style-name="ce47" office:value-type="currency" office:currency="USD" office:value="15.42" calcext:value-type="currency">
            <text:p>$15,42</text:p>
          </table:table-cell>
          <table:table-cell table:style-name="ce53" table:formula="of:=IF([$Настройки.$B$2]=[$БД.A3];1;0)" office:value-type="float" office:value="0" calcext:value-type="float">
            <text:p>0</text:p>
          </table:table-cell>
          <table:table-cell table:style-name="ce60"/>
          <table:table-cell table:style-name="ce28" table:formula="of:=[.B42]*[.C42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b81dba5d382f" xlink:type="simple">Aliexpress</text:a></text:p>
          </table:table-cell>
          <table:table-cell table:number-columns-repeated="1018"/>
        </table:table-row>
        <table:table-row table:style-name="ro7">
          <table:table-cell table:style-name="ce37" table:formula="of:=[$БД.A4]" office:value-type="string" office:string-value="DC 314х214 (MK2B)" calcext:value-type="string">
            <text:p>DC 314х214 (MK2B)</text:p>
          </table:table-cell>
          <table:table-cell table:style-name="ce48" office:value-type="currency" office:currency="USD" office:value="29.79" calcext:value-type="currency">
            <text:p>$29,79</text:p>
          </table:table-cell>
          <table:table-cell table:style-name="ce55" table:formula="of:=IF([$Настройки.$B$2]=[$БД.A4];1;0)" office:value-type="float" office:value="0" calcext:value-type="float">
            <text:p>0</text:p>
          </table:table-cell>
          <table:table-cell table:style-name="ce62"/>
          <table:table-cell table:style-name="ce66" table:formula="of:=[.B43]*[.C43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3ad43e1ff626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300x250мм; толщина 4мм</text:p>
          </table:table-cell>
          <table:table-cell table:style-name="ce47" table:formula="of:=720/74" office:value-type="currency" office:currency="USD" office:value="9.72972972972973" calcext:value-type="currency">
            <text:p>$9,73</text:p>
          </table:table-cell>
          <table:table-cell table:style-name="ce53" table:formula="of:=IF([$Настройки.$B$2]=[$БД.A5];1;0)" office:value-type="float" office:value="0" calcext:value-type="float">
            <text:p>0</text:p>
          </table:table-cell>
          <table:table-cell table:style-name="ce60"/>
          <table:table-cell table:style-name="ce28" table:formula="of:=[.B44]*[.C44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300x350мм; толщина 4мм</text:p>
          </table:table-cell>
          <table:table-cell table:style-name="ce48" table:formula="of:=1120/75" office:value-type="currency" office:currency="USD" office:value="14.9333333333333" calcext:value-type="currency">
            <text:p>$14,93</text:p>
          </table:table-cell>
          <table:table-cell table:style-name="ce55" table:formula="of:=IF([$Настройки.$B$2]=[$БД.A6];1;0)" office:value-type="float" office:value="0" calcext:value-type="float">
            <text:p>0</text:p>
          </table:table-cell>
          <table:table-cell table:style-name="ce62"/>
          <table:table-cell table:style-name="ce66" table:formula="of:=[.B45]*[.C45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400x300мм; толщина 4мм</text:p>
          </table:table-cell>
          <table:table-cell table:style-name="ce47" table:formula="of:=1120/75" office:value-type="currency" office:currency="USD" office:value="14.9333333333333" calcext:value-type="currency">
            <text:p>$14,93</text:p>
          </table:table-cell>
          <table:table-cell table:style-name="ce53" table:formula="of:=IF([$Настройки.$B$2]=[$БД.A7];1;0)" office:value-type="float" office:value="1" calcext:value-type="float">
            <text:p>1</text:p>
          </table:table-cell>
          <table:table-cell table:style-name="ce60"/>
          <table:table-cell table:style-name="ce28" table:formula="of:=[.B46]*[.C46]" office:value-type="currency" office:currency="USD" office:value="14.9333333333333" calcext:value-type="currency">
            <text:p>$14,93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400x350мм; толщина 4мм</text:p>
          </table:table-cell>
          <table:table-cell table:style-name="ce48" table:formula="of:=1190/74" office:value-type="currency" office:currency="USD" office:value="16.0810810810811" calcext:value-type="currency">
            <text:p>$16,08</text:p>
          </table:table-cell>
          <table:table-cell table:style-name="ce55" table:formula="of:=IF([$Настройки.$B$2]=[$БД.A8];1;0)" office:value-type="float" office:value="0" calcext:value-type="float">
            <text:p>0</text:p>
          </table:table-cell>
          <table:table-cell table:style-name="ce62"/>
          <table:table-cell table:style-name="ce66" table:formula="of:=[.B47]*[.C47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400x450мм; толщина 4мм</text:p>
          </table:table-cell>
          <table:table-cell table:style-name="ce47" table:formula="of:=1780/74" office:value-type="currency" office:currency="USD" office:value="24.0540540540541" calcext:value-type="currency">
            <text:p>$24,05</text:p>
          </table:table-cell>
          <table:table-cell table:style-name="ce53" table:formula="of:=IF([$Настройки.$B$2]=[$БД.A9];1;0)" office:value-type="float" office:value="0" calcext:value-type="float">
            <text:p>0</text:p>
          </table:table-cell>
          <table:table-cell table:style-name="ce60"/>
          <table:table-cell table:style-name="ce28" table:formula="of:=[.B48]*[.C48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450x500мм; толщина 4мм</text:p>
          </table:table-cell>
          <table:table-cell table:style-name="ce48" table:formula="of:=1850/74" office:value-type="currency" office:currency="USD" office:value="25" calcext:value-type="currency">
            <text:p>$25,00</text:p>
          </table:table-cell>
          <table:table-cell table:style-name="ce55" table:formula="of:=IF([$Настройки.$B$2]=[$БД.A10];1;0)" office:value-type="float" office:value="0" calcext:value-type="float">
            <text:p>0</text:p>
          </table:table-cell>
          <table:table-cell table:style-name="ce62"/>
          <table:table-cell table:style-name="ce66" table:formula="of:=[.B49]*[.C49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510x560мм; толщина 4мм</text:p>
          </table:table-cell>
          <table:table-cell table:style-name="ce47" table:formula="of:=2000/74" office:value-type="currency" office:currency="USD" office:value="27.027027027027" calcext:value-type="currency">
            <text:p>$27,03</text:p>
          </table:table-cell>
          <table:table-cell table:style-name="ce53" table:formula="of:=IF([$Настройки.$B$2]=[$БД.A11];1;0)" office:value-type="float" office:value="0" calcext:value-type="float">
            <text:p>0</text:p>
          </table:table-cell>
          <table:table-cell table:style-name="ce60"/>
          <table:table-cell table:style-name="ce28" table:formula="of:=[.B50]*[.C50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300х200мм</text:p>
          </table:table-cell>
          <table:table-cell table:style-name="ce48" office:value-type="currency" office:currency="USD" office:value="49.99" calcext:value-type="currency">
            <text:p>$49,99</text:p>
          </table:table-cell>
          <table:table-cell table:style-name="ce55" table:formula="of:=[.C44]" office:value-type="float" office:value="0" calcext:value-type="float">
            <text:p>0</text:p>
          </table:table-cell>
          <table:table-cell table:style-name="ce62"/>
          <table:table-cell table:style-name="ce66" table:formula="of:=[.B51]*[.C51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0941f091a735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310х310мм</text:p>
          </table:table-cell>
          <table:table-cell table:style-name="ce47" office:value-type="currency" office:currency="USD" office:value="69.99" calcext:value-type="currency">
            <text:p>$69,99</text:p>
          </table:table-cell>
          <table:table-cell table:style-name="ce53" table:formula="of:=[.C45]" office:value-type="float" office:value="0" calcext:value-type="float">
            <text:p>0</text:p>
          </table:table-cell>
          <table:table-cell table:style-name="ce60"/>
          <table:table-cell table:style-name="ce28" table:formula="of:=[.B52]*[.C52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6efee4580aa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400х250мм</text:p>
          </table:table-cell>
          <table:table-cell table:style-name="ce48" office:value-type="currency" office:currency="USD" office:value="81.9" calcext:value-type="currency">
            <text:p>$81,90</text:p>
          </table:table-cell>
          <table:table-cell table:style-name="ce55" table:formula="of:=[.C46]" office:value-type="float" office:value="1" calcext:value-type="float">
            <text:p>1</text:p>
          </table:table-cell>
          <table:table-cell table:style-name="ce62"/>
          <table:table-cell table:style-name="ce66" table:formula="of:=[.B53]*[.C53]" office:value-type="currency" office:currency="USD" office:value="81.9" calcext:value-type="currency">
            <text:p>$81,90</text:p>
          </table:table-cell>
          <table:table-cell table:style-name="ce71" office:value-type="string" calcext:value-type="string">
            <text:p><text:a xlink:href="https://letyshops.com/r/aliexpress-af8e32d7baa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400х300мм</text:p>
          </table:table-cell>
          <table:table-cell table:style-name="ce47" office:value-type="currency" office:currency="USD" office:value="86.5" calcext:value-type="currency">
            <text:p>$86,50</text:p>
          </table:table-cell>
          <table:table-cell table:style-name="ce53" table:formula="of:=[.C47]" office:value-type="float" office:value="0" calcext:value-type="float">
            <text:p>0</text:p>
          </table:table-cell>
          <table:table-cell table:style-name="ce60"/>
          <table:table-cell table:style-name="ce28" table:formula="of:=[.B54]*[.C54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8d5214ad3687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400х400мм</text:p>
          </table:table-cell>
          <table:table-cell table:style-name="ce48" office:value-type="currency" office:currency="USD" office:value="109.9" calcext:value-type="currency">
            <text:p>$109,90</text:p>
          </table:table-cell>
          <table:table-cell table:style-name="ce55" table:formula="of:=[.C48]" office:value-type="float" office:value="0" calcext:value-type="float">
            <text:p>0</text:p>
          </table:table-cell>
          <table:table-cell table:style-name="ce62"/>
          <table:table-cell table:style-name="ce66" table:formula="of:=[.B55]*[.C55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aliexpress.ru/item/32824678295.html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450х450мм</text:p>
          </table:table-cell>
          <table:table-cell table:style-name="ce47" office:value-type="currency" office:currency="USD" office:value="159.9" calcext:value-type="currency">
            <text:p>$159,90</text:p>
          </table:table-cell>
          <table:table-cell table:style-name="ce53" table:formula="of:=[.C49]" office:value-type="float" office:value="0" calcext:value-type="float">
            <text:p>0</text:p>
          </table:table-cell>
          <table:table-cell table:style-name="ce60"/>
          <table:table-cell table:style-name="ce28" table:formula="of:=[.B56]*[.C56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2d5574fa5a60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508х508мм</text:p>
          </table:table-cell>
          <table:table-cell table:style-name="ce48" office:value-type="currency" office:currency="USD" office:value="199" calcext:value-type="currency">
            <text:p>$199,00</text:p>
          </table:table-cell>
          <table:table-cell table:style-name="ce55" table:formula="of:=[.C50]" office:value-type="float" office:value="0" calcext:value-type="float">
            <text:p>0</text:p>
          </table:table-cell>
          <table:table-cell table:style-name="ce62"/>
          <table:table-cell table:style-name="ce66" table:formula="of:=[.B57]*[.C57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7564419f991f" xlink:type="simple">Aliexpress</text:a>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Стекло; толщина 3-4мм</text:p>
          </table:table-cell>
          <table:table-cell table:style-name="ce47" office:value-type="currency" office:currency="USD" office:value="2" calcext:value-type="currency">
            <text:p>$2,00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58]*[.C58]" office:value-type="currency" office:currency="USD" office:value="2" calcext:value-type="currency">
            <text:p>$2,00</text:p>
          </table:table-cell>
          <table:table-cell table:style-name="ce70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ружина OD8 L25</text:p>
          </table:table-cell>
          <table:table-cell table:style-name="ce48" table:formula="of:=1.75/10" office:value-type="currency" office:currency="USD" office:value="0.175" calcext:value-type="currency">
            <text:p>$0,18</text:p>
          </table:table-cell>
          <table:table-cell table:style-name="ce55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62"/>
          <table:table-cell table:style-name="ce66" table:formula="of:=[.B59]*[.C59]" office:value-type="currency" office:currency="USD" office:value="1.05" calcext:value-type="currency">
            <text:p>$1,05</text:p>
          </table:table-cell>
          <table:table-cell table:style-name="ce71" office:value-type="string" calcext:value-type="string">
            <text:p><text:a xlink:href="https://letyshops.com/r/aliexpress-88b278e06ef8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200Вт</text:p>
          </table:table-cell>
          <table:table-cell table:style-name="ce47" table:formula="of:=2060/74" office:value-type="currency" office:currency="USD" office:value="27.8378378378378" calcext:value-type="currency">
            <text:p>$27,84</text:p>
          </table:table-cell>
          <table:table-cell table:style-name="ce53" table:formula="of:=IF([$Расчёты.$D$13]&lt;=200;1;0)" office:value-type="float" office:value="1" calcext:value-type="float">
            <text:p>1</text:p>
          </table:table-cell>
          <table:table-cell table:style-name="ce60"/>
          <table:table-cell table:style-name="ce28" table:formula="of:=[.B61]*[.C61]" office:value-type="currency" office:currency="USD" office:value="27.8378378378378" calcext:value-type="currency">
            <text:p>$27,84</text:p>
          </table:table-cell>
          <table:table-cell table:style-name="ce70" office:value-type="string" calcext:value-type="string">
            <text:p><text:a xlink:href="https://www.chipdip.ru/product/lrs-20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24в 350Вт</text:p>
          </table:table-cell>
          <table:table-cell table:style-name="ce48" table:formula="of:=2530/74" office:value-type="currency" office:currency="USD" office:value="34.1891891891892" calcext:value-type="currency">
            <text:p>$34,19</text:p>
          </table:table-cell>
          <table:table-cell table:style-name="ce55" table:formula="of:=IF(AND([$Расчёты.$D$13]&gt;200;[$Расчёты.$D$13]&lt;=350);1;0)" office:value-type="float" office:value="0" calcext:value-type="float">
            <text:p>0</text:p>
          </table:table-cell>
          <table:table-cell table:style-name="ce62"/>
          <table:table-cell table:style-name="ce66" table:formula="of:=[.B62]*[.C62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lrs-350-24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450Вт</text:p>
          </table:table-cell>
          <table:table-cell table:style-name="ce47" table:formula="of:=4730/74" office:value-type="currency" office:currency="USD" office:value="63.9189189189189" calcext:value-type="currency">
            <text:p>$63,92</text:p>
          </table:table-cell>
          <table:table-cell table:style-name="ce53" table:formula="of:=IF(AND([$Расчёты.$D$13]&gt;350;[$Расчёты.$D$13]&lt;=450);1;0)" office:value-type="float" office:value="0" calcext:value-type="float">
            <text:p>0</text:p>
          </table:table-cell>
          <table:table-cell table:style-name="ce60"/>
          <table:table-cell table:style-name="ce28" table:formula="of:=[.B63]*[.C63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e-45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24в 600Вт</text:p>
          </table:table-cell>
          <table:table-cell table:style-name="ce48" table:formula="of:=5690/74" office:value-type="currency" office:currency="USD" office:value="76.8918918918919" calcext:value-type="currency">
            <text:p>$76,89</text:p>
          </table:table-cell>
          <table:table-cell table:style-name="ce55" table:formula="of:=IF(AND([$Расчёты.$D$13]&gt;450;[$Расчёты.$D$13]&lt;=600);1;0)" office:value-type="float" office:value="0" calcext:value-type="float">
            <text:p>0</text:p>
          </table:table-cell>
          <table:table-cell table:style-name="ce62"/>
          <table:table-cell table:style-name="ce66" table:formula="of:=[.B64]*[.C64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se-600-24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1000Вт</text:p>
          </table:table-cell>
          <table:table-cell table:style-name="ce47" table:formula="of:=11430/74" office:value-type="currency" office:currency="USD" office:value="154.459459459459" calcext:value-type="currency">
            <text:p>$154,46</text:p>
          </table:table-cell>
          <table:table-cell table:style-name="ce53" table:formula="of:=IF(AND([$Расчёты.$D$13]&gt;600;[$Расчёты.$D$13]&lt;=1000);1;0)" office:value-type="float" office:value="0" calcext:value-type="float">
            <text:p>0</text:p>
          </table:table-cell>
          <table:table-cell table:style-name="ce60"/>
          <table:table-cell table:style-name="ce28" table:formula="of:=[.B65]*[.C65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e-100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5в 15Вт</text:p>
          </table:table-cell>
          <table:table-cell table:style-name="ce48" table:formula="of:=610/74" office:value-type="currency" office:currency="USD" office:value="8.24324324324324" calcext:value-type="currency">
            <text:p>$8,24</text:p>
          </table:table-cell>
          <table:table-cell table:style-name="ce55" table:formula="of:=IF([$Настройки.B11]=[$БД.A56];1;0)" office:value-type="float" office:value="0" calcext:value-type="float">
            <text:p>0</text:p>
          </table:table-cell>
          <table:table-cell table:style-name="ce62"/>
          <table:table-cell table:style-name="ce66" table:formula="of:=[.B66]*[.C66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rs-15-5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реобразователь DC-DC 24→5в 3А</text:p>
          </table:table-cell>
          <table:table-cell table:style-name="ce47" table:formula="of:=990/74" office:value-type="currency" office:currency="USD" office:value="13.3783783783784" calcext:value-type="currency">
            <text:p>$13,38</text:p>
          </table:table-cell>
          <table:table-cell table:style-name="ce53" table:formula="of:=IF([$Настройки.B11]=[$БД.A55];1;0)" office:value-type="float" office:value="0" calcext:value-type="float">
            <text:p>0</text:p>
          </table:table-cell>
          <table:table-cell table:style-name="ce60"/>
          <table:table-cell table:style-name="ce28" table:formula="of:=[.B67]*[.C67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d-15b-5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Rumba32 + 6x tmc2209</text:p>
          </table:table-cell>
          <table:table-cell table:style-name="ce48" office:value-type="currency" office:currency="USD" office:value="51.52" calcext:value-type="currency">
            <text:p>$51,52</text:p>
          </table:table-cell>
          <table:table-cell table:style-name="ce55" table:formula="of:=IF([$Настройки.$B$8]=[$БД.A27];1;0)" office:value-type="float" office:value="0" calcext:value-type="float">
            <text:p>0</text:p>
          </table:table-cell>
          <table:table-cell table:style-name="ce62"/>
          <table:table-cell table:style-name="ce66" table:formula="of:=[.B68]*[.C68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983637e6510e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Spider + 8x tmc2209</text:p>
          </table:table-cell>
          <table:table-cell table:style-name="ce47" office:value-type="currency" office:currency="USD" office:value="64.99" calcext:value-type="currency">
            <text:p>$64,99</text:p>
          </table:table-cell>
          <table:table-cell table:style-name="ce53" table:formula="of:=IF([$Настройки.$B$8]=[$БД.A28];1;0)" office:value-type="float" office:value="1" calcext:value-type="float">
            <text:p>1</text:p>
          </table:table-cell>
          <table:table-cell table:style-name="ce60"/>
          <table:table-cell table:style-name="ce28" table:formula="of:=[.B69]*[.C69]" office:value-type="currency" office:currency="USD" office:value="64.99" calcext:value-type="currency">
            <text:p>$64,99</text:p>
          </table:table-cell>
          <table:table-cell table:style-name="ce70" office:value-type="string" calcext:value-type="string">
            <text:p><text:a xlink:href="https://letyshops.com/r/aliexpress-6caa1e86b34b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Octopus + 8x tmc2209</text:p>
          </table:table-cell>
          <table:table-cell table:style-name="ce48" office:value-type="currency" office:currency="USD" office:value="65.95" calcext:value-type="currency">
            <text:p>$65,95</text:p>
          </table:table-cell>
          <table:table-cell table:style-name="ce55" table:formula="of:=IF([$Настройки.$B$8]=[$БД.A29];1;0)" office:value-type="float" office:value="0" calcext:value-type="float">
            <text:p>0</text:p>
          </table:table-cell>
          <table:table-cell table:style-name="ce62"/>
          <table:table-cell table:style-name="ce66" table:formula="of:=[.B70]*[.C70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b4a708868bf4" xlink:type="simple">Aliexpress</text:a></text:p>
          </table:table-cell>
          <table:table-cell table:number-columns-repeated="1018"/>
        </table:table-row>
        <table:table-row table:style-name="ro6">
          <table:table-cell table:style-name="ce42" table:formula="of:=[$БД.A33]" office:value-type="string" office:string-value="Raspberry Pi Zero W" calcext:value-type="string">
            <text:p>Raspberry Pi Zero W</text:p>
          </table:table-cell>
          <table:table-cell table:style-name="ce47" office:value-type="currency" office:currency="USD" office:value="20" calcext:value-type="currency">
            <text:p>$20,00</text:p>
          </table:table-cell>
          <table:table-cell table:style-name="ce53" table:formula="of:=IF([$Настройки.$B$9]=[$БД.A33];1;0)" office:value-type="float" office:value="0" calcext:value-type="float">
            <text:p>0</text:p>
          </table:table-cell>
          <table:table-cell table:style-name="ce60"/>
          <table:table-cell table:style-name="ce28" table:formula="of:=[.B71]*[.C71]" office:value-type="currency" office:currency="USD" office:value="0" calcext:value-type="currency">
            <text:p>$0,00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43" table:formula="of:=[$БД.A34]" office:value-type="string" office:string-value="Raspberry Pi 3B+" calcext:value-type="string">
            <text:p>Raspberry Pi 3B+</text:p>
          </table:table-cell>
          <table:table-cell table:style-name="ce48" office:value-type="currency" office:currency="USD" office:value="46.25" calcext:value-type="currency">
            <text:p>$46,25</text:p>
          </table:table-cell>
          <table:table-cell table:style-name="ce55" table:formula="of:=IF([$Настройки.$B$9]=[$БД.A34];1;0)" office:value-type="float" office:value="0" calcext:value-type="float">
            <text:p>0</text:p>
          </table:table-cell>
          <table:table-cell table:style-name="ce62"/>
          <table:table-cell table:style-name="ce66" table:formula="of:=[.B72]*[.C72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df0cfe5ca519" xlink:type="simple">Aliexpress</text:a></text:p>
          </table:table-cell>
          <table:table-cell table:number-columns-repeated="1018"/>
        </table:table-row>
        <table:table-row table:style-name="ro7">
          <table:table-cell table:style-name="ce42" table:formula="of:=[$БД.A35]" office:value-type="string" office:string-value="Raspberry Pi 4" calcext:value-type="string">
            <text:p>Raspberry Pi 4</text:p>
          </table:table-cell>
          <table:table-cell table:style-name="ce47" office:value-type="currency" office:currency="USD" office:value="50.99" calcext:value-type="currency">
            <text:p>$50,99</text:p>
          </table:table-cell>
          <table:table-cell table:style-name="ce53" table:formula="of:=IF([$Настройки.$B$9]=[$БД.A35];1;0)" office:value-type="float" office:value="1" calcext:value-type="float">
            <text:p>1</text:p>
          </table:table-cell>
          <table:table-cell table:style-name="ce60"/>
          <table:table-cell table:style-name="ce28" table:formula="of:=[.B73]*[.C73]" office:value-type="currency" office:currency="USD" office:value="50.99" calcext:value-type="currency">
            <text:p>$50,99</text:p>
          </table:table-cell>
          <table:table-cell table:style-name="ce70" office:value-type="string" calcext:value-type="string">
            <text:p><text:a xlink:href="https://letyshops.com/r/aliexpress-4acabaab33f8" xlink:type="simple">Aliexpress</text:a></text:p>
          </table:table-cell>
          <table:table-cell table:number-columns-repeated="1018"/>
        </table:table-row>
        <table:table-row table:style-name="ro7">
          <table:table-cell table:style-name="ce43" table:formula="of:=[$БД.A36]" office:value-type="string" office:string-value="Orange Pi Lite" calcext:value-type="string">
            <text:p>Orange Pi Lite</text:p>
          </table:table-cell>
          <table:table-cell table:style-name="ce48" office:value-type="currency" office:currency="USD" office:value="26.99" calcext:value-type="currency">
            <text:p>$26,99</text:p>
          </table:table-cell>
          <table:table-cell table:style-name="ce55" table:formula="of:=IF([$Настройки.$B$9]=[$БД.A36];1;0)" office:value-type="float" office:value="0" calcext:value-type="float">
            <text:p>0</text:p>
          </table:table-cell>
          <table:table-cell table:style-name="ce62"/>
          <table:table-cell table:style-name="ce66" table:formula="of:=[.B74]*[.C74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39503f27008f" xlink:type="simple">Aliexpress</text:a></text:p>
          </table:table-cell>
          <table:table-cell table:number-columns-repeated="1018"/>
        </table:table-row>
        <table:table-row table:style-name="ro7">
          <table:table-cell table:style-name="ce42" office:value-type="string" calcext:value-type="string">
            <text:p>Карта памяти microSD 32Gb</text:p>
          </table:table-cell>
          <table:table-cell table:style-name="ce47" table:formula="of:=720/74" office:value-type="currency" office:currency="USD" office:value="9.72972972972973" calcext:value-type="currency">
            <text:p>$9,73</text:p>
          </table:table-cell>
          <table:table-cell table:style-name="ce53" table:formula="of:=IF([$Настройки.B9]=[$БД.A32];0;1)" office:value-type="float" office:value="1" calcext:value-type="float">
            <text:p>1</text:p>
          </table:table-cell>
          <table:table-cell table:style-name="ce60"/>
          <table:table-cell table:style-name="ce28" table:formula="of:=[.B75]*[.C75]" office:value-type="currency" office:currency="USD" office:value="9.72972972972973" calcext:value-type="currency">
            <text:p>$9,73</text:p>
          </table:table-cell>
          <table:table-cell table:style-name="ce70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Вентилятор 200мм</text:p>
          </table:table-cell>
          <table:table-cell table:style-name="ce48" table:formula="of:=999/74" office:value-type="currency" office:currency="USD" office:value="13.5" calcext:value-type="currency">
            <text:p>$13,50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76]*[.C76]" office:value-type="currency" office:currency="USD" office:value="27" calcext:value-type="currency">
            <text:p>$27,00</text:p>
          </table:table-cell>
          <table:table-cell table:style-name="ce71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Концевик оптический</text:p>
          </table:table-cell>
          <table:table-cell table:style-name="ce47" office:value-type="currency" office:currency="USD" office:value="0.95" calcext:value-type="currency">
            <text:p>$0,95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77]*[.C77]" office:value-type="currency" office:currency="USD" office:value="0.95" calcext:value-type="currency">
            <text:p>$0,95</text:p>
          </table:table-cell>
          <table:table-cell table:style-name="ce70" office:value-type="string" calcext:value-type="string">
            <text:p><text:a xlink:href="https://letyshops.com/r/aliexpress-24f287fbaafe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Светодиодная лента</text:p>
          </table:table-cell>
          <table:table-cell table:style-name="ce48" table:formula="of:=1209/74/5" office:value-type="currency" office:currency="USD" office:value="3.26756756756757" calcext:value-type="currency">
            <text:p>$3,27</text:p>
          </table:table-cell>
          <table:table-cell table:style-name="ce55" table:formula="of:=IF([$Настройки.B10]=[$БД.A43];1;0)" office:value-type="float" office:value="1" calcext:value-type="float">
            <text:p>1</text:p>
          </table:table-cell>
          <table:table-cell table:style-name="ce62" table:formula="of:=[$Расчёты.B17]/1000" office:value-type="float" office:value="0.4" calcext:value-type="float">
            <text:p>0,40</text:p>
          </table:table-cell>
          <table:table-cell table:style-name="ce66" table:formula="of:=[.B78]*[.C78]*[.D78]" office:value-type="currency" office:currency="USD" office:value="1.30702702702703" calcext:value-type="currency">
            <text:p>$1,31</text:p>
          </table:table-cell>
          <table:table-cell table:style-name="ce71" office:value-type="string" calcext:value-type="string">
            <text:p><text:a xlink:href="https://letyshops.com/r/aliexpress-47e5283716a4" xlink:type="simple">Aliexpress</text:a>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Экран 12864</text:p>
          </table:table-cell>
          <table:table-cell table:style-name="ce47" office:value-type="currency" office:currency="USD" office:value="12.52" calcext:value-type="currency">
            <text:p>$12,52</text:p>
          </table:table-cell>
          <table:table-cell table:style-name="ce53" table:formula="of:=IF([$Настройки.B7]=[$БД.A24];1;0)" office:value-type="float" office:value="0" calcext:value-type="float">
            <text:p>0</text:p>
          </table:table-cell>
          <table:table-cell table:style-name="ce60"/>
          <table:table-cell table:style-name="ce28" table:formula="of:=[.B79]*[.C79]" office:value-type="currency" office:currency="USD" office:value="0" calcext:value-type="currency">
            <text:p>$0,00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37" office:value-type="string" calcext:value-type="string">
            <text:p>Реле твердотельное 25А</text:p>
          </table:table-cell>
          <table:table-cell table:style-name="ce48" office:value-type="currency" office:currency="USD" office:value="3.07" calcext:value-type="currency">
            <text:p>$3,07</text:p>
          </table:table-cell>
          <table:table-cell table:style-name="ce55" table:formula="of:=IFERROR(COM.MICROSOFT.IFS([$Настройки.B2]=[.B42];0;[$Настройки.B2]=[.B43];0);1)" office:value-type="float" office:value="1" calcext:value-type="float">
            <text:p>1</text:p>
          </table:table-cell>
          <table:table-cell table:style-name="ce62"/>
          <table:table-cell table:style-name="ce66" table:formula="of:=[.B80]*[.C80]" office:value-type="currency" office:currency="USD" office:value="3.07" calcext:value-type="currency">
            <text:p>$3,07</text:p>
          </table:table-cell>
          <table:table-cell table:style-name="ce71" office:value-type="string" calcext:value-type="string">
            <text:p><text:a xlink:href="https://letyshops.com/r/aliexpress-abc8a3b74e73" xlink:type="simple">Aliexpress</text:a></text:p>
          </table:table-cell>
          <table:table-cell table:number-columns-repeated="1018"/>
        </table:table-row>
        <table:table-row table:style-name="ro6">
          <table:table-cell table:style-name="ce44" office:value-type="string" calcext:value-type="string" table:number-columns-spanned="4" table:number-rows-spanned="2">
            <text:p>Итого: </text:p>
          </table:table-cell>
          <table:covered-table-cell table:style-name="ce47"/>
          <table:covered-table-cell table:style-name="ce53"/>
          <table:covered-table-cell table:style-name="ce60"/>
          <table:table-cell table:style-name="ce68" table:formula="of:=SUM([.E$3:.E$80])" office:value-type="currency" office:currency="USD" office:value="672.409684684685" calcext:value-type="currency" table:number-columns-spanned="2" table:number-rows-spanned="2">
            <text:p>$672,41</text:p>
          </table:table-cell>
          <table:covered-table-cell table:style-name="ce70"/>
          <table:table-cell table:number-columns-repeated="1018"/>
        </table:table-row>
        <table:table-row table:style-name="ro6">
          <table:covered-table-cell table:style-name="ce45"/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table:table-column table:style-name="co12" table:default-cell-style-name="ce18"/>
        <table:table-column table:style-name="co1" table:default-cell-style-name="ce18"/>
        <table:table-column table:style-name="co13" table:default-cell-style-name="ce78"/>
        <table:table-column table:style-name="co14" table:default-cell-style-name="ce82"/>
        <table:table-column table:style-name="co15" table:default-cell-style-name="ce78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9"/>
        <table:table-column table:style-name="co2" table:number-columns-repeated="1015" table:default-cell-style-name="ce18"/>
        <table:table-row table:style-name="ro14">
          <table:table-cell table:style-name="ce35" office:value-type="string" calcext:value-type="string">
            <text:p>Обозначение</text:p>
          </table:table-cell>
          <table:table-cell table:style-name="ce35" office:value-type="string" calcext:value-type="string">
            <text:p>Наименование</text:p>
          </table:table-cell>
          <table:table-cell table:style-name="ce59" office:value-type="string" calcext:value-type="string">
            <text:p>Объём</text:p>
            <text:p>[см³]</text:p>
          </table:table-cell>
          <table:table-cell table:style-name="ce35" office:value-type="string" calcext:value-type="string">
            <text:p>Коэффициент заполнения</text:p>
          </table:table-cell>
          <table:table-cell table:style-name="ce59" office:value-type="string" calcext:value-type="string">
            <text:p>Масса единицы</text:p>
            <text:p>[г]</text:p>
          </table:table-cell>
          <table:table-cell table:style-name="ce35" office:value-type="string" calcext:value-type="string">
            <text:p>Количество</text:p>
          </table:table-cell>
          <table:table-cell table:style-name="ce35" office:value-type="string" calcext:value-type="string">
            <text:p>Итого масса</text:p>
            <text:p>[г]</text:p>
          </table:table-cell>
          <table:table-cell table:style-name="ce35" office:value-type="string" calcext:value-type="string">
            <text:p>Стоимость итого</text:p>
            <text:p>[$]</text:p>
          </table:table-cell>
          <table:table-cell table:style-name="ce35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1-01-01</text:p>
          </table:table-cell>
          <table:table-cell table:style-name="ce17" office:value-type="string" calcext:value-type="string">
            <text:p>Y axis carriage base</text:p>
          </table:table-cell>
          <table:table-cell table:style-name="ce76" table:formula="of:=29238/1000" office:value-type="float" office:value="29.238" calcext:value-type="float">
            <text:p>29,24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]*[.D2]*[$Настройки.$B$12]" office:value-type="float" office:value="35.0856" calcext:value-type="float">
            <text:p>35,09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2]*[.F2]" office:value-type="float" office:value="70.1712" calcext:value-type="float">
            <text:p>70,17</text:p>
          </table:table-cell>
          <table:table-cell table:style-name="ce86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3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1-01-02</text:p>
          </table:table-cell>
          <table:table-cell table:style-name="ce37" office:value-type="string" calcext:value-type="string">
            <text:p>Y axis belt clamp</text:p>
          </table:table-cell>
          <table:table-cell table:style-name="ce77" table:formula="of:=3923/1000" office:value-type="float" office:value="3.923" calcext:value-type="float">
            <text:p>3,92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3]*[.D3]*[$Настройки.$B$12]" office:value-type="float" office:value="4.7076" calcext:value-type="float">
            <text:p>4,71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3]*[.F3]" office:value-type="float" office:value="9.4152" calcext:value-type="float">
            <text:p>9,42</text:p>
          </table:table-cell>
          <table:table-cell table:style-name="ce31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1-01-03</text:p>
          </table:table-cell>
          <table:table-cell table:style-name="ce17" office:value-type="string" calcext:value-type="string">
            <text:p>X axis stopper</text:p>
          </table:table-cell>
          <table:table-cell table:style-name="ce76" office:value-type="float" office:value="1.401" calcext:value-type="float">
            <text:p>1,40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4]*[.D4]*[$Настройки.$B$12]" office:value-type="float" office:value="1.6812" calcext:value-type="float">
            <text:p>1,68</text:p>
          </table:table-cell>
          <table:table-cell table:style-name="ce29" table:formula="of:=[$Расчёты.$B$20]" office:value-type="float" office:value="2" calcext:value-type="float">
            <text:p>2</text:p>
          </table:table-cell>
          <table:table-cell table:style-name="ce76" table:formula="of:=[.E4]*[.F4]" office:value-type="float" office:value="3.3624" calcext:value-type="float">
            <text:p>3,36</text:p>
          </table:table-cell>
          <table:table-cell table:style-name="ce86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1-02-01(L)</text:p>
          </table:table-cell>
          <table:table-cell table:style-name="ce37" office:value-type="string" calcext:value-type="string">
            <text:p>BMG mount</text:p>
          </table:table-cell>
          <table:table-cell table:style-name="ce77" office:value-type="float" office:value="22.926" calcext:value-type="float">
            <text:p>22,93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5]*[.D5]*[$Настройки.$B$12]" office:value-type="float" office:value="27.5112" calcext:value-type="float">
            <text:p>27,51</text:p>
          </table:table-cell>
          <table:table-cell table:style-name="ce30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77" table:formula="of:=[.E5]*[.F5]" office:value-type="float" office:value="27.5112" calcext:value-type="float">
            <text:p>27,51</text:p>
          </table:table-cell>
          <table:table-cell table:style-name="ce31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1-02-01(R)</text:p>
          </table:table-cell>
          <table:table-cell table:style-name="ce17" office:value-type="string" calcext:value-type="string">
            <text:p>BMG mount</text:p>
          </table:table-cell>
          <table:table-cell table:style-name="ce76" office:value-type="float" office:value="24.774" calcext:value-type="float">
            <text:p>24,77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6]*[.D6]*[$Настройки.$B$12]" office:value-type="float" office:value="29.7288" calcext:value-type="float">
            <text:p>29,73</text:p>
          </table:table-cell>
          <table:table-cell table:style-name="ce29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76" table:formula="of:=[.E6]*[.F6]" office:value-type="float" office:value="29.7288" calcext:value-type="float">
            <text:p>29,73</text:p>
          </table:table-cell>
          <table:table-cell table:style-name="ce86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3"/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1-02-02(L)</text:p>
          </table:table-cell>
          <table:table-cell table:style-name="ce37" office:value-type="string" calcext:value-type="string">
            <text:p>BMG e3d v6 5020 fan duct</text:p>
          </table:table-cell>
          <table:table-cell table:style-name="ce77" office:value-type="float" office:value="5.548" calcext:value-type="float">
            <text:p>5,5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7]*[.D7]*[$Настройки.$B$12]" office:value-type="float" office:value="6.6576" calcext:value-type="float">
            <text:p>6,66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7]*[.F7]" office:value-type="float" office:value="6.6576" calcext:value-type="float">
            <text:p>6,66</text:p>
          </table:table-cell>
          <table:table-cell table:style-name="ce31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1-02-02(R)</text:p>
          </table:table-cell>
          <table:table-cell table:style-name="ce17" office:value-type="string" calcext:value-type="string">
            <text:p>BMG e3d v6 5020 fan duct</text:p>
          </table:table-cell>
          <table:table-cell table:style-name="ce76" office:value-type="float" office:value="5.548" calcext:value-type="float">
            <text:p>5,55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8]*[.D8]*[$Настройки.$B$12]" office:value-type="float" office:value="6.6576" calcext:value-type="float">
            <text:p>6,66</text:p>
          </table:table-cell>
          <table:table-cell table:style-name="ce29" table:formula="of:=IF(AND([$Расчёты.B20]=2;[$Настройки.B5]=[$БД.A19]);1;0)" office:value-type="float" office:value="1" calcext:value-type="float">
            <text:p>1</text:p>
          </table:table-cell>
          <table:table-cell table:style-name="ce76" table:formula="of:=[.E8]*[.F8]" office:value-type="float" office:value="6.6576" calcext:value-type="float">
            <text:p>6,66</text:p>
          </table:table-cell>
          <table:table-cell table:style-name="ce86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3"/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1-02-03</text:p>
          </table:table-cell>
          <table:table-cell table:style-name="ce37" office:value-type="string" calcext:value-type="string">
            <text:p>X axis belt mount</text:p>
          </table:table-cell>
          <table:table-cell table:style-name="ce77" office:value-type="float" office:value="2.346" calcext:value-type="float">
            <text:p>2,3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9]*[.D9]*[$Настройки.$B$12]" office:value-type="float" office:value="2.8152" calcext:value-type="float">
            <text:p>2,82</text:p>
          </table:table-cell>
          <table:table-cell table:style-name="ce30" table:formula="of:=[.F5]+[.F6]" office:value-type="float" office:value="2" calcext:value-type="float">
            <text:p>2</text:p>
          </table:table-cell>
          <table:table-cell table:style-name="ce77" table:formula="of:=[.E9]*[.F9]" office:value-type="float" office:value="5.6304" calcext:value-type="float">
            <text:p>5,63</text:p>
          </table:table-cell>
          <table:table-cell table:style-name="ce31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2-01</text:p>
          </table:table-cell>
          <table:table-cell table:style-name="ce17" office:value-type="string" calcext:value-type="string">
            <text:p>X axis motor mount</text:p>
          </table:table-cell>
          <table:table-cell table:style-name="ce76" office:value-type="float" office:value="43.857" calcext:value-type="float">
            <text:p>43,86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0]*[.D10]*[$Настройки.$B$12]" office:value-type="float" office:value="52.6284" calcext:value-type="float">
            <text:p>52,63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10]*[.F10]" office:value-type="float" office:value="105.2568" calcext:value-type="float">
            <text:p>105,26</text:p>
          </table:table-cell>
          <table:table-cell table:style-name="ce86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3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2-02</text:p>
          </table:table-cell>
          <table:table-cell table:style-name="ce37" office:value-type="string" calcext:value-type="string">
            <text:p>X axis motor strengthener</text:p>
          </table:table-cell>
          <table:table-cell table:style-name="ce77" office:value-type="float" office:value="9.508" calcext:value-type="float">
            <text:p>9,51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1]*[.D11]*[$Настройки.$B$12]" office:value-type="float" office:value="11.4096" calcext:value-type="float">
            <text:p>11,41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11]*[.F11]" office:value-type="float" office:value="22.8192" calcext:value-type="float">
            <text:p>22,82</text:p>
          </table:table-cell>
          <table:table-cell table:style-name="ce31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3-01</text:p>
          </table:table-cell>
          <table:table-cell table:style-name="ce17" office:value-type="string" calcext:value-type="string">
            <text:p>Y axis shaft end holder</text:p>
          </table:table-cell>
          <table:table-cell table:style-name="ce76" office:value-type="float" office:value="8.132" calcext:value-type="float">
            <text:p>8,13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2]*[.D12]*[$Настройки.$B$12]" office:value-type="float" office:value="9.7584" calcext:value-type="float">
            <text:p>9,76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12]*[.F12]" office:value-type="float" office:value="19.5168" calcext:value-type="float">
            <text:p>19,52</text:p>
          </table:table-cell>
          <table:table-cell table:style-name="ce86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3-02</text:p>
          </table:table-cell>
          <table:table-cell table:style-name="ce37" office:value-type="string" calcext:value-type="string">
            <text:p>Y axis motor mount</text:p>
          </table:table-cell>
          <table:table-cell table:style-name="ce77" office:value-type="float" office:value="71.236" calcext:value-type="float">
            <text:p>71,24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3]*[.D13]*[$Настройки.$B$12]" office:value-type="float" office:value="85.4832" calcext:value-type="float">
            <text:p>85,48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13]*[.F13]" office:value-type="float" office:value="170.9664" calcext:value-type="float">
            <text:p>170,97</text:p>
          </table:table-cell>
          <table:table-cell table:style-name="ce31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4-01</text:p>
          </table:table-cell>
          <table:table-cell table:style-name="ce17" office:value-type="string" calcext:value-type="string">
            <text:p>Left belt tensioner base</text:p>
          </table:table-cell>
          <table:table-cell table:style-name="ce76" office:value-type="float" office:value="101" calcext:value-type="float">
            <text:p>101,00</text:p>
          </table:table-cell>
          <table:table-cell table:style-name="ce79" office:value-type="percentage" office:value="0.5" calcext:value-type="percentage">
            <text:p>50,00%</text:p>
          </table:table-cell>
          <table:table-cell table:style-name="ce76" table:formula="of:=[.C14]*[.D14]*[$Настройки.$B$12]" office:value-type="float" office:value="60.6" calcext:value-type="float">
            <text:p>60,60</text:p>
          </table:table-cell>
          <table:table-cell table:style-name="ce29" office:value-type="float" office:value="1" calcext:value-type="float">
            <text:p>1</text:p>
          </table:table-cell>
          <table:table-cell table:style-name="ce76" table:formula="of:=[.E14]*[.F14]" office:value-type="float" office:value="60.6" calcext:value-type="float">
            <text:p>60,60</text:p>
          </table:table-cell>
          <table:table-cell table:style-name="ce86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3"/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4-02-01</text:p>
          </table:table-cell>
          <table:table-cell table:style-name="ce37" office:value-type="string" calcext:value-type="string">
            <text:p>Belt tensioner slider</text:p>
          </table:table-cell>
          <table:table-cell table:style-name="ce77" office:value-type="float" office:value="7.414" calcext:value-type="float">
            <text:p>7,41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5]*[.D15]*[$Настройки.$B$12]" office:value-type="float" office:value="8.8968" calcext:value-type="float">
            <text:p>8,90</text:p>
          </table:table-cell>
          <table:table-cell table:style-name="ce30" table:formula="of:=2+[$Расчёты.$B$20]" office:value-type="float" office:value="4" calcext:value-type="float">
            <text:p>4</text:p>
          </table:table-cell>
          <table:table-cell table:style-name="ce77" table:formula="of:=[.E15]*[.F15]" office:value-type="float" office:value="35.5872" calcext:value-type="float">
            <text:p>35,59</text:p>
          </table:table-cell>
          <table:table-cell table:style-name="ce31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4-02-02</text:p>
          </table:table-cell>
          <table:table-cell table:style-name="ce17" office:value-type="string" calcext:value-type="string">
            <text:p>Belt tensioner knob</text:p>
          </table:table-cell>
          <table:table-cell table:style-name="ce76" office:value-type="float" office:value="3.329" calcext:value-type="float">
            <text:p>3,33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6]*[.D16]*[$Настройки.$B$12]" office:value-type="float" office:value="3.9948" calcext:value-type="float">
            <text:p>3,99</text:p>
          </table:table-cell>
          <table:table-cell table:style-name="ce29" table:formula="of:=[.$F$15]" office:value-type="float" office:value="4" calcext:value-type="float">
            <text:p>4</text:p>
          </table:table-cell>
          <table:table-cell table:style-name="ce76" table:formula="of:=[.E16]*[.F16]" office:value-type="float" office:value="15.9792" calcext:value-type="float">
            <text:p>15,98</text:p>
          </table:table-cell>
          <table:table-cell table:style-name="ce86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5-01</text:p>
          </table:table-cell>
          <table:table-cell table:style-name="ce37" office:value-type="string" calcext:value-type="string">
            <text:p>Right belt tensioner base</text:p>
          </table:table-cell>
          <table:table-cell table:style-name="ce77" office:value-type="float" office:value="100.2" calcext:value-type="float">
            <text:p>100,20</text:p>
          </table:table-cell>
          <table:table-cell table:style-name="ce80" office:value-type="percentage" office:value="0.5" calcext:value-type="percentage">
            <text:p>50,00%</text:p>
          </table:table-cell>
          <table:table-cell table:style-name="ce77" table:formula="of:=[.C17]*[.D17]*[$Настройки.$B$12]" office:value-type="float" office:value="60.12" calcext:value-type="float">
            <text:p>60,12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17]*[.F17]" office:value-type="float" office:value="60.12" calcext:value-type="float">
            <text:p>60,12</text:p>
          </table:table-cell>
          <table:table-cell table:style-name="ce31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4"/>
          <table:table-cell table:number-columns-repeated="1015"/>
        </table:table-row>
        <table:table-row table:style-name="ro7">
          <table:table-cell table:style-name="ce17" office:value-type="string" calcext:value-type="string">
            <text:p>V05-02-01</text:p>
          </table:table-cell>
          <table:table-cell table:style-name="ce17" office:value-type="string" calcext:value-type="string">
            <text:p>Foot</text:p>
          </table:table-cell>
          <table:table-cell table:style-name="ce76" office:value-type="float" office:value="2.291" calcext:value-type="float">
            <text:p>2,29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8]*[.D18]*[$Настройки.$B$12]" office:value-type="float" office:value="2.7492" calcext:value-type="float">
            <text:p>2,75</text:p>
          </table:table-cell>
          <table:table-cell table:style-name="ce29" office:value-type="float" office:value="4" calcext:value-type="float">
            <text:p>4</text:p>
          </table:table-cell>
          <table:table-cell table:style-name="ce76" table:formula="of:=[.E18]*[.F18]" office:value-type="float" office:value="10.9968" calcext:value-type="float">
            <text:p>11,00</text:p>
          </table:table-cell>
          <table:table-cell table:style-name="ce86" table:formula="of:=[.E18]*[.F18]*[$Настройки.$B$13]/1000" office:value-type="currency" office:currency="USD" office:value="0.401234594594594" calcext:value-type="currency">
            <text:p>$0,40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3-01</text:p>
          </table:table-cell>
          <table:table-cell table:style-name="ce37" office:value-type="string" calcext:value-type="string">
            <text:p>Z axis beam mount</text:p>
          </table:table-cell>
          <table:table-cell table:style-name="ce77" office:value-type="float" office:value="99.089" calcext:value-type="float">
            <text:p>99,09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9]*[.D19]*[$Настройки.$B$12]" office:value-type="float" office:value="118.9068" calcext:value-type="float">
            <text:p>118,91</text:p>
          </table:table-cell>
          <table:table-cell table:style-name="ce30" table:formula="of:=[$Расчёты.B21]" office:value-type="float" office:value="2" calcext:value-type="float">
            <text:p>2</text:p>
          </table:table-cell>
          <table:table-cell table:style-name="ce77" table:formula="of:=[.E19]*[.F19]" office:value-type="float" office:value="237.8136" calcext:value-type="float">
            <text:p>237,81</text:p>
          </table:table-cell>
          <table:table-cell table:style-name="ce31" table:formula="of:=[.E19]*[.F19]*[$Настройки.$B$13]/1000" office:value-type="currency" office:currency="USD" office:value="8.6769827027027" calcext:value-type="currency">
            <text:p>$8,68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3-02</text:p>
          </table:table-cell>
          <table:table-cell table:style-name="ce17" office:value-type="string" calcext:value-type="string">
            <text:p>Z axis motor mount</text:p>
          </table:table-cell>
          <table:table-cell table:style-name="ce76" office:value-type="float" office:value="23.752" calcext:value-type="float">
            <text:p>23,75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0]*[.D20]*[$Настройки.$B$12]" office:value-type="float" office:value="28.5024" calcext:value-type="float">
            <text:p>28,50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20]*[.F20]" office:value-type="float" office:value="57.0048" calcext:value-type="float">
            <text:p>57,00</text:p>
          </table:table-cell>
          <table:table-cell table:style-name="ce86" table:formula="of:=[.E20]*[.F20]*[$Настройки.$B$13]/1000" office:value-type="currency" office:currency="USD" office:value="2.07990486486486" calcext:value-type="currency">
            <text:p>$2,08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3-04</text:p>
          </table:table-cell>
          <table:table-cell table:style-name="ce37" office:value-type="string" calcext:value-type="string">
            <text:p>Bed arm</text:p>
          </table:table-cell>
          <table:table-cell table:style-name="ce77" office:value-type="float" office:value="11.586" calcext:value-type="float">
            <text:p>11,59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1]*[.D21]*[$Настройки.$B$12]" office:value-type="float" office:value="13.9032" calcext:value-type="float">
            <text:p>13,90</text:p>
          </table:table-cell>
          <table:table-cell table:style-name="ce30" table:formula="of:=[$'Покупные изделия'.C59]" office:value-type="float" office:value="6" calcext:value-type="float">
            <text:p>6</text:p>
          </table:table-cell>
          <table:table-cell table:style-name="ce77" table:formula="of:=[.E21]*[.F21]" office:value-type="float" office:value="83.4192" calcext:value-type="float">
            <text:p>83,42</text:p>
          </table:table-cell>
          <table:table-cell table:style-name="ce31" table:formula="of:=[.E21]*[.F21]*[$Настройки.$B$13]/1000" office:value-type="currency" office:currency="USD" office:value="3.04367351351351" calcext:value-type="currency">
            <text:p>$3,04</text:p>
          </table:table-cell>
          <table:table-cell table:style-name="ce34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4-05</text:p>
          </table:table-cell>
          <table:table-cell table:style-name="ce17" office:value-type="string" calcext:value-type="string">
            <text:p>Bed knob</text:p>
          </table:table-cell>
          <table:table-cell table:style-name="ce76" office:value-type="float" office:value="8.052" calcext:value-type="float">
            <text:p>8,05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2]*[.D22]*[$Настройки.$B$12]" office:value-type="float" office:value="9.6624" calcext:value-type="float">
            <text:p>9,66</text:p>
          </table:table-cell>
          <table:table-cell table:style-name="ce29" table:formula="of:=[.$F$21]" office:value-type="float" office:value="6" calcext:value-type="float">
            <text:p>6</text:p>
          </table:table-cell>
          <table:table-cell table:style-name="ce76" table:formula="of:=[.E22]*[.F22]" office:value-type="float" office:value="57.9744" calcext:value-type="float">
            <text:p>57,97</text:p>
          </table:table-cell>
          <table:table-cell table:style-name="ce86" table:formula="of:=[.E22]*[.F22]*[$Настройки.$B$13]/1000" office:value-type="currency" office:currency="USD" office:value="2.11528216216216" calcext:value-type="currency">
            <text:p>$2,12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3-06</text:p>
          </table:table-cell>
          <table:table-cell table:style-name="ce37" office:value-type="string" calcext:value-type="string">
            <text:p>2020 to 2060 mount</text:p>
          </table:table-cell>
          <table:table-cell table:style-name="ce77" office:value-type="float" office:value="11.859" calcext:value-type="float">
            <text:p>11,86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3]*[.D23]*[$Настройки.$B$12]" office:value-type="float" office:value="14.2308" calcext:value-type="float">
            <text:p>14,23</text:p>
          </table:table-cell>
          <table:table-cell table:style-name="ce30" table:formula="of:=[.$F$21]" office:value-type="float" office:value="6" calcext:value-type="float">
            <text:p>6</text:p>
          </table:table-cell>
          <table:table-cell table:style-name="ce77" table:formula="of:=[.E23]*[.F23]" office:value-type="float" office:value="85.3848" calcext:value-type="float">
            <text:p>85,38</text:p>
          </table:table-cell>
          <table:table-cell table:style-name="ce31" table:formula="of:=[.E23]*[.F23]*[$Настройки.$B$13]/1000" office:value-type="currency" office:currency="USD" office:value="3.11539135135135" calcext:value-type="currency">
            <text:p>$3,12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7" office:value-type="string" calcext:value-type="string">
            <text:p>V05-03-07</text:p>
          </table:table-cell>
          <table:table-cell table:style-name="ce17" office:value-type="string" calcext:value-type="string">
            <text:p>Optical endstop trigger</text:p>
          </table:table-cell>
          <table:table-cell table:style-name="ce76" office:value-type="float" office:value="0.213" calcext:value-type="float">
            <text:p>0,21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4]*[.D24]*[$Настройки.$B$12]" office:value-type="float" office:value="0.2556" calcext:value-type="float">
            <text:p>0,26</text:p>
          </table:table-cell>
          <table:table-cell table:style-name="ce29" office:value-type="float" office:value="1" calcext:value-type="float">
            <text:p>1</text:p>
          </table:table-cell>
          <table:table-cell table:style-name="ce76" table:formula="of:=[.E24]*[.F24]" office:value-type="float" office:value="0.2556" calcext:value-type="float">
            <text:p>0,26</text:p>
          </table:table-cell>
          <table:table-cell table:style-name="ce86" table:formula="of:=[.E24]*[.F24]*[$Настройки.$B$13]/1000" office:value-type="currency" office:currency="USD" office:value="0.00932594594594594" calcext:value-type="currency">
            <text:p>$0,01</text:p>
          </table:table-cell>
          <table:table-cell table:style-name="ce33"/>
          <table:table-cell table:number-columns-repeated="1015"/>
        </table:table-row>
        <table:table-row table:style-name="ro6">
          <table:table-cell table:style-name="ce37" office:value-type="string" calcext:value-type="string">
            <text:p>V05-03-08</text:p>
          </table:table-cell>
          <table:table-cell table:style-name="ce37" office:value-type="string" calcext:value-type="string">
            <text:p>Optical endstop mount</text:p>
          </table:table-cell>
          <table:table-cell table:style-name="ce77" office:value-type="float" office:value="2.032" calcext:value-type="float">
            <text:p>2,03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5]*[.D25]*[$Настройки.$B$12]" office:value-type="float" office:value="2.4384" calcext:value-type="float">
            <text:p>2,44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25]*[.F25]" office:value-type="float" office:value="2.4384" calcext:value-type="float">
            <text:p>2,44</text:p>
          </table:table-cell>
          <table:table-cell table:style-name="ce31" table:formula="of:=[.E25]*[.F25]*[$Настройки.$B$13]/1000" office:value-type="currency" office:currency="USD" office:value="0.0889686486486487" calcext:value-type="currency">
            <text:p>$0,09</text:p>
          </table:table-cell>
          <table:table-cell table:style-name="ce34"/>
          <table:table-cell table:number-columns-repeated="1015"/>
        </table:table-row>
        <table:table-row table:style-name="ro15">
          <table:table-cell table:style-name="ce44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17"/>
          <table:covered-table-cell table:style-name="ce76"/>
          <table:covered-table-cell table:style-name="ce79"/>
          <table:covered-table-cell table:style-name="ce83"/>
          <table:covered-table-cell table:style-name="ce84"/>
          <table:table-cell table:style-name="ce85" table:formula="of:=SUM([.G2:.G25])" office:value-type="float" office:value="1185.2676" calcext:value-type="float">
            <text:p>1 185,27</text:p>
          </table:table-cell>
          <table:table-cell table:style-name="ce87" table:formula="of:=SUM([.H2:.H25])" office:value-type="currency" office:currency="USD" office:value="43.2462502702703" calcext:value-type="currency">
            <text:p>$43,25</text:p>
          </table:table-cell>
          <table:table-cell table:style-name="ce33"/>
          <table:table-cell table:number-columns-repeated="1015"/>
        </table:table-row>
        <table:table-row table:style-name="ro6">
          <table:table-cell table:number-columns-repeated="3"/>
          <table:table-cell table:style-name="ce81"/>
          <table:table-cell table:number-columns-repeated="3"/>
          <table:table-cell table:style-name="ce88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81"/>
          <table:table-cell table:number-columns-repeated="3"/>
          <table:table-cell table:style-name="ce88"/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20" table:default-cell-style-name="ce18"/>
        <table:table-column table:style-name="co21" table:default-cell-style-name="ce18"/>
        <table:table-column table:style-name="co2" table:default-cell-style-name="ce18"/>
        <table:table-column table:style-name="co22" table:default-cell-style-name="ce18"/>
        <table:table-column table:style-name="co23" table:number-columns-repeated="2" table:default-cell-style-name="ce18"/>
        <table:table-column table:style-name="co23" table:default-cell-style-name="ce69"/>
        <table:table-column table:style-name="co2" table:number-columns-repeated="1017" table:default-cell-style-name="ce18"/>
        <table:table-row table:style-name="ro9">
          <table:table-cell table:style-name="ce20" office:value-type="string" calcext:value-type="string">
            <text:p>Наименование детали</text:p>
          </table:table-cell>
          <table:table-cell table:style-name="ce20" office:value-type="string" calcext:value-type="string">
            <text:p>Тип профиля</text:p>
          </table:table-cell>
          <table:table-cell table:style-name="ce20" office:value-type="string" calcext:value-type="string">
            <text:p>Длина</text:p>
            <text:p>[м]</text:p>
          </table:table-cell>
          <table:table-cell table:style-name="ce20" office:value-type="string" calcext:value-type="string">
            <text:p>Количество</text:p>
            <text:p>[шт]</text:p>
          </table:table-cell>
          <table:table-cell table:style-name="ce20" office:value-type="string" calcext:value-type="string">
            <text:p>Цена профиля</text:p>
            <text:p>[$/м]</text:p>
          </table:table-cell>
          <table:table-cell table:style-name="ce20" office:value-type="string" calcext:value-type="string">
            <text:p>Цена реза</text:p>
            <text:p>[$]</text:p>
          </table:table-cell>
          <table:table-cell table:style-name="ce91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родольная балка портала</text:p>
          </table:table-cell>
          <table:table-cell table:style-name="ce17" table:content-validation-name="val13" office:value-type="string" calcext:value-type="string">
            <text:p>2060 T-slot</text:p>
          </table:table-cell>
          <table:table-cell table:style-name="ce17" table:formula="of:=[$Расчёты.B29]-0.04" office:value-type="float" office:value="0.45" calcext:value-type="float">
            <text:p>0,45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оперечная балка портал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8]" office:value-type="float" office:value="0.65" calcext:value-type="float">
            <text:p>0,65</text:p>
          </table:table-cell>
          <table:table-cell table:style-name="ce37" office:value-type="float" office:value="2" calcext:value-type="float">
            <text:p>2</text:p>
          </table:table-cell>
          <table:table-cell table:style-name="ce6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Вспомогательная балка портал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8]-0.12" office:value-type="float" office:value="0.53" calcext:value-type="float">
            <text:p>0,53</text:p>
          </table:table-cell>
          <table:table-cell table:style-name="ce17" office:value-type="float" office:value="1" calcext:value-type="float">
            <text:p>1</text:p>
          </table:table-cell>
          <table:table-cell table:style-name="ce28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Угловая стойк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30]+[$Расчёты.B31]" office:value-type="float" office:value="0.46" calcext:value-type="float">
            <text:p>0,46</text:p>
          </table:table-cell>
          <table:table-cell table:style-name="ce37" office:value-type="float" office:value="4" calcext:value-type="float">
            <text:p>4</text:p>
          </table:table-cell>
          <table:table-cell table:style-name="ce6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Вспомогательная стойк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30]-0.04" office:value-type="float" office:value="0.39" calcext:value-type="float">
            <text:p>0,39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Вспомогательная поперечин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8]-0.04" office:value-type="float" office:value="0.61" calcext:value-type="float">
            <text:p>0,61</text:p>
          </table:table-cell>
          <table:table-cell table:style-name="ce37" office:value-type="float" office:value="1" calcext:value-type="float">
            <text:p>1</text:p>
          </table:table-cell>
          <table:table-cell table:style-name="ce6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оперечная балка основания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8]-0.04" office:value-type="float" office:value="0.61" calcext:value-type="float">
            <text:p>0,61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родольная балка основания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9]-0.04" office:value-type="float" office:value="0.45" calcext:value-type="float">
            <text:p>0,45</text:p>
          </table:table-cell>
          <table:table-cell table:style-name="ce37" office:value-type="float" office:value="2" calcext:value-type="float">
            <text:p>2</text:p>
          </table:table-cell>
          <table:table-cell table:style-name="ce6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Стойка оси Z</text:p>
          </table:table-cell>
          <table:table-cell table:style-name="ce17" table:content-validation-name="val13" office:value-type="string" calcext:value-type="string">
            <text:p>2020 V-slot</text:p>
          </table:table-cell>
          <table:table-cell table:style-name="ce17" table:formula="of:=[$Расчёты.B30]-0.04" office:value-type="float" office:value="0.39" calcext:value-type="float">
            <text:p>0,39</text:p>
          </table:table-cell>
          <table:table-cell table:style-name="ce17" table:formula="of:=[$Расчёты.B21]" office:value-type="float" office:value="2" calcext:value-type="float">
            <text:p>2</text:p>
          </table:table-cell>
          <table:table-cell table:style-name="ce28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оперечная балка рамы стола</text:p>
          </table:table-cell>
          <table:table-cell table:style-name="ce37" table:content-validation-name="val13" office:value-type="string" calcext:value-type="string">
            <text:p>2060 T-slot</text:p>
          </table:table-cell>
          <table:table-cell table:style-name="ce37" table:formula="of:=[$Расчёты.B26]" office:value-type="float" office:value="0.5" calcext:value-type="float">
            <text:p>0,5</text:p>
          </table:table-cell>
          <table:table-cell table:style-name="ce37" table:formula="of:=[.D10]/2" office:value-type="float" office:value="1" calcext:value-type="float">
            <text:p>1</text:p>
          </table:table-cell>
          <table:table-cell table:style-name="ce6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родольные балки рамы стол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7]" office:value-type="float" office:value="0.32" calcext:value-type="float">
            <text:p>0,32</text:p>
          </table:table-cell>
          <table:table-cell table:style-name="ce17" table:formula="of:=IF([$Расчёты.B17]&gt;=300;3;2)" office:value-type="float" office:value="3" calcext:value-type="float">
            <text:p>3</text:p>
          </table:table-cell>
          <table:table-cell table:style-name="ce28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Балка оси X</text:p>
          </table:table-cell>
          <table:table-cell table:style-name="ce37" table:content-validation-name="val13" office:value-type="string" calcext:value-type="string">
            <text:p>2020 T-slot облегчённый</text:p>
          </table:table-cell>
          <table:table-cell table:style-name="ce37" table:formula="of:=[$Расчёты.B25]" office:value-type="float" office:value="0.5" calcext:value-type="float">
            <text:p>0,5</text:p>
          </table:table-cell>
          <table:table-cell table:style-name="ce37" office:value-type="float" office:value="1" calcext:value-type="float">
            <text:p>1</text:p>
          </table:table-cell>
          <table:table-cell table:style-name="ce6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6">
          <table:table-cell table:style-name="ce44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3"/>
          <table:covered-table-cell table:number-columns-repeated="2" table:style-name="ce21"/>
          <table:covered-table-cell table:number-columns-repeated="2" table:style-name="ce90"/>
          <table:table-cell table:style-name="ce87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69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69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69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table:table-column table:style-name="co24" table:default-cell-style-name="ce105"/>
        <table:table-column table:style-name="co25" table:default-cell-style-name="ce112"/>
        <table:table-column table:style-name="co26" table:default-cell-style-name="ce105"/>
        <table:table-column table:style-name="co27" table:number-columns-repeated="30" table:default-cell-style-name="ce105"/>
        <table:table-column table:style-name="co2" table:number-columns-repeated="991" table:default-cell-style-name="ce105"/>
        <table:table-row table:style-name="ro17">
          <table:table-cell table:style-name="ce92" table:number-columns-spanned="2" table:number-rows-spanned="5"/>
          <table:covered-table-cell table:style-name="ce106"/>
          <table:table-cell table:style-name="ce35" office:value-type="string" calcext:value-type="string">
            <text:p>Тип</text:p>
          </table:table-cell>
          <table:table-cell table:style-name="ce115" office:value-type="string" calcext:value-type="string" table:number-columns-spanned="6" table:number-rows-spanned="1">
            <text:p>Винт с полукруглой головкой</text:p>
          </table:table-cell>
          <table:covered-table-cell table:number-columns-repeated="3" table:style-name="ce115"/>
          <table:covered-table-cell table:number-columns-repeated="2" table:style-name="ce121"/>
          <table:table-cell table:style-name="ce115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15"/>
          <table:covered-table-cell table:number-columns-repeated="2" table:style-name="ce122"/>
          <table:table-cell table:style-name="ce115" office:value-type="string" calcext:value-type="string" table:number-columns-spanned="8" table:number-rows-spanned="1">
            <text:p>Винт с потайной головкой</text:p>
          </table:table-cell>
          <table:covered-table-cell table:number-columns-repeated="7" table:style-name="ce121"/>
          <table:table-cell table:style-name="ce122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121"/>
          <table:table-cell table:style-name="ce115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121"/>
          <table:table-cell table:style-name="ce115" office:value-type="string" calcext:value-type="string" table:number-columns-spanned="2" table:number-rows-spanned="1">
            <text:p>Т-гайка</text:p>
          </table:table-cell>
          <table:covered-table-cell table:style-name="ce121"/>
          <table:table-cell table:style-name="ce123" office:value-type="string" calcext:value-type="string">
            <text:p>Резьб. Вставка</text:p>
          </table:table-cell>
          <table:table-cell table:style-name="ce123" office:value-type="string" calcext:value-type="string">
            <text:p>Болт</text:p>
          </table:table-cell>
          <table:table-cell table:style-name="ce122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22"/>
          <table:table-cell table:style-name="ce124"/>
          <table:table-cell table:style-name="ce126" table:number-columns-repeated="989"/>
          <table:table-cell/>
        </table:table-row>
        <table:table-row table:style-name="ro6">
          <table:covered-table-cell table:style-name="ce93"/>
          <table:covered-table-cell table:style-name="ce107"/>
          <table:table-cell table:style-name="ce20" office:value-type="string" calcext:value-type="string">
            <text:p>D резьбы</text:p>
          </table:table-cell>
          <table:table-cell table:style-name="ce116" office:value-type="string" calcext:value-type="string" table:number-columns-spanned="3" table:number-rows-spanned="1">
            <text:p>M3</text:p>
          </table:table-cell>
          <table:covered-table-cell table:number-columns-repeated="2" table:style-name="ce116" office:value-type="string" calcext:value-type="string">
            <text:p>M3</text:p>
          </table:covered-table-cell>
          <table:table-cell table:style-name="ce116" office:value-type="string" calcext:value-type="string" table:number-columns-spanned="2" table:number-rows-spanned="1">
            <text:p>M4</text:p>
          </table:table-cell>
          <table:covered-table-cell table:style-name="ce110" office:value-type="string" calcext:value-type="string">
            <text:p>M4</text:p>
          </table:covered-table-cell>
          <table:table-cell table:style-name="ce110" office:value-type="string" calcext:value-type="string">
            <text:p>M6</text:p>
          </table:table-cell>
          <table:table-cell table:style-name="ce116" office:value-type="string" calcext:value-type="string" table:number-columns-spanned="2" table:number-rows-spanned="1">
            <text:p>M3</text:p>
          </table:table-cell>
          <table:covered-table-cell table:style-name="ce110"/>
          <table:table-cell table:style-name="ce116" office:value-type="string" calcext:value-type="string" table:number-columns-spanned="2" table:number-rows-spanned="1">
            <text:p>M4</text:p>
          </table:table-cell>
          <table:covered-table-cell table:style-name="ce110"/>
          <table:table-cell table:style-name="ce116" office:value-type="string" calcext:value-type="string" table:number-columns-spanned="6" table:number-rows-spanned="1">
            <text:p>M3</text:p>
          </table:table-cell>
          <table:covered-table-cell table:number-columns-repeated="5" table:style-name="ce110" office:value-type="string" calcext:value-type="string">
            <text:p>M3</text:p>
          </table:covered-table-cell>
          <table:table-cell table:style-name="ce110" office:value-type="string" calcext:value-type="string">
            <text:p>M4</text:p>
          </table:table-cell>
          <table:table-cell table:style-name="ce110" office:value-type="string" calcext:value-type="string">
            <text:p>M6</text:p>
          </table:table-cell>
          <table:table-cell table:style-name="ce116" office:value-type="string" calcext:value-type="string" table:number-columns-spanned="2" table:number-rows-spanned="1">
            <text:p>M3</text:p>
          </table:table-cell>
          <table:covered-table-cell table:style-name="ce110"/>
          <table:table-cell table:style-name="ce116" office:value-type="string" calcext:value-type="string" table:number-columns-spanned="1" table:number-rows-spanned="2">
            <text:p>M3</text:p>
          </table:table-cell>
          <table:table-cell table:style-name="ce116" office:value-type="string" calcext:value-type="string" table:number-columns-spanned="1" table:number-rows-spanned="2">
            <text:p>M4</text:p>
          </table:table-cell>
          <table:table-cell table:style-name="ce116" office:value-type="string" calcext:value-type="string" table:number-columns-spanned="1" table:number-rows-spanned="2">
            <text:p>M5</text:p>
          </table:table-cell>
          <table:table-cell table:style-name="ce116" office:value-type="string" calcext:value-type="string" table:number-columns-spanned="1" table:number-rows-spanned="2">
            <text:p>М3</text:p>
          </table:table-cell>
          <table:table-cell table:style-name="ce116" office:value-type="string" calcext:value-type="string" table:number-columns-spanned="1" table:number-rows-spanned="2">
            <text:p>М4</text:p>
          </table:table-cell>
          <table:table-cell table:style-name="ce116" office:value-type="string" calcext:value-type="string">
            <text:p>M3</text:p>
          </table:table-cell>
          <table:table-cell table:style-name="ce110" office:value-type="string" calcext:value-type="string">
            <text:p>М5</text:p>
          </table:table-cell>
          <table:table-cell table:style-name="ce116" office:value-type="string" calcext:value-type="string" table:number-columns-spanned="1" table:number-rows-spanned="2">
            <text:p>М3</text:p>
          </table:table-cell>
          <table:table-cell table:style-name="ce116" office:value-type="string" calcext:value-type="string" table:number-columns-spanned="1" table:number-rows-spanned="2">
            <text:p>М4</text:p>
          </table:table-cell>
          <table:table-cell table:style-name="ce122" office:value-type="string" calcext:value-type="string" table:number-columns-spanned="1" table:number-rows-spanned="2">
            <text:p>M8 Рег.</text:p>
          </table:table-cell>
          <table:table-cell table:style-name="ce111"/>
          <table:table-cell table:style-name="ce112" table:number-columns-repeated="988"/>
          <table:table-cell table:number-columns-repeated="2"/>
        </table:table-row>
        <table:table-row table:style-name="ro6">
          <table:covered-table-cell table:style-name="ce93"/>
          <table:covered-table-cell table:style-name="ce107"/>
          <table:table-cell table:style-name="ce20" office:value-type="string" calcext:value-type="string">
            <text:p>L винта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8" calcext:value-type="float">
            <text:p>8</text:p>
          </table:table-cell>
          <table:table-cell table:number-columns-repeated="2" table:style-name="ce110" office:value-type="float" office:value="12" calcext:value-type="float">
            <text:p>12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40" calcext:value-type="float">
            <text:p>40</text:p>
          </table:table-cell>
          <table:covered-table-cell table:number-columns-repeated="5" table:style-name="ce110"/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50" calcext:value-type="float">
            <text:p>50</text:p>
          </table:table-cell>
          <table:covered-table-cell table:number-columns-repeated="3" table:style-name="ce110"/>
          <table:table-cell table:style-name="ce111"/>
          <table:table-cell table:style-name="ce112" table:number-columns-repeated="988"/>
          <table:table-cell table:number-columns-repeated="2"/>
        </table:table-row>
        <table:table-row table:style-name="ro6">
          <table:covered-table-cell table:style-name="ce94"/>
          <table:covered-table-cell table:style-name="ce108"/>
          <table:table-cell table:style-name="ce91" office:value-type="string" calcext:value-type="string">
            <text:p>Цена ед.</text:p>
          </table:table-cell>
          <table:table-cell table:style-name="ce117" table:formula="of:=3.33/74" office:value-type="currency" office:currency="USD" office:value="0.045" calcext:value-type="currency">
            <text:p>$0,05</text:p>
          </table:table-cell>
          <table:table-cell table:style-name="ce117" table:formula="of:=3.75/74" office:value-type="currency" office:currency="USD" office:value="0.0506756756756757" calcext:value-type="currency">
            <text:p>$0,05</text:p>
          </table:table-cell>
          <table:table-cell table:style-name="ce117" table:formula="of:=4.9/74" office:value-type="currency" office:currency="USD" office:value="0.0662162162162162" calcext:value-type="currency">
            <text:p>$0,07</text:p>
          </table:table-cell>
          <table:table-cell table:style-name="ce117" table:formula="of:=5.95/74" office:value-type="currency" office:currency="USD" office:value="0.0804054054054054" calcext:value-type="currency">
            <text:p>$0,08</text:p>
          </table:table-cell>
          <table:table-cell table:style-name="ce117" table:formula="of:=5.6/74" office:value-type="currency" office:currency="USD" office:value="0.0756756756756757" calcext:value-type="currency">
            <text:p>$0,08</text:p>
          </table:table-cell>
          <table:table-cell table:style-name="ce117" table:formula="of:=10.12/74" office:value-type="currency" office:currency="USD" office:value="0.136756756756757" calcext:value-type="currency">
            <text:p>$0,14</text:p>
          </table:table-cell>
          <table:table-cell table:style-name="ce117" table:formula="of:=3.92/74" office:value-type="currency" office:currency="USD" office:value="0.052972972972973" calcext:value-type="currency">
            <text:p>$0,05</text:p>
          </table:table-cell>
          <table:table-cell table:style-name="ce117" table:formula="of:=7.59/74" office:value-type="currency" office:currency="USD" office:value="0.102567567567568" calcext:value-type="currency">
            <text:p>$0,10</text:p>
          </table:table-cell>
          <table:table-cell table:style-name="ce117" table:formula="of:=8.75/74" office:value-type="currency" office:currency="USD" office:value="0.118243243243243" calcext:value-type="currency">
            <text:p>$0,12</text:p>
          </table:table-cell>
          <table:table-cell table:style-name="ce117" table:formula="of:=7.53/74" office:value-type="currency" office:currency="USD" office:value="0.101756756756757" calcext:value-type="currency">
            <text:p>$0,10</text:p>
          </table:table-cell>
          <table:table-cell table:style-name="ce117" table:formula="of:=2.21/74" office:value-type="currency" office:currency="USD" office:value="0.0298648648648649" calcext:value-type="currency">
            <text:p>$0,03</text:p>
          </table:table-cell>
          <table:table-cell table:style-name="ce117" table:formula="of:=2.87/74" office:value-type="currency" office:currency="USD" office:value="0.0387837837837838" calcext:value-type="currency">
            <text:p>$0,04</text:p>
          </table:table-cell>
          <table:table-cell table:style-name="ce117" table:formula="of:=2.55/74" office:value-type="currency" office:currency="USD" office:value="0.0344594594594595" calcext:value-type="currency">
            <text:p>$0,03</text:p>
          </table:table-cell>
          <table:table-cell table:style-name="ce117" table:formula="of:=4.1/74" office:value-type="currency" office:currency="USD" office:value="0.0554054054054054" calcext:value-type="currency">
            <text:p>$0,06</text:p>
          </table:table-cell>
          <table:table-cell table:style-name="ce117" table:formula="of:=9.31/74" office:value-type="currency" office:currency="USD" office:value="0.125810810810811" calcext:value-type="currency">
            <text:p>$0,13</text:p>
          </table:table-cell>
          <table:table-cell table:style-name="ce117" table:formula="of:=18.27/74" office:value-type="currency" office:currency="USD" office:value="0.246891891891892" calcext:value-type="currency">
            <text:p>$0,25</text:p>
          </table:table-cell>
          <table:table-cell table:style-name="ce117" table:formula="of:=4.97/74" office:value-type="currency" office:currency="USD" office:value="0.0671621621621622" calcext:value-type="currency">
            <text:p>$0,07</text:p>
          </table:table-cell>
          <table:table-cell table:style-name="ce117" table:formula="of:=10.12/74" office:value-type="currency" office:currency="USD" office:value="0.136756756756757" calcext:value-type="currency">
            <text:p>$0,14</text:p>
          </table:table-cell>
          <table:table-cell table:style-name="ce117" table:formula="of:=3.22/74" office:value-type="currency" office:currency="USD" office:value="0.0435135135135135" calcext:value-type="currency">
            <text:p>$0,04</text:p>
          </table:table-cell>
          <table:table-cell table:style-name="ce117" table:formula="of:=7.95/74" office:value-type="currency" office:currency="USD" office:value="0.107432432432432" calcext:value-type="currency">
            <text:p>$0,11</text:p>
          </table:table-cell>
          <table:table-cell table:style-name="ce117" table:formula="of:=2.52/74" office:value-type="currency" office:currency="USD" office:value="0.0340540540540541" calcext:value-type="currency">
            <text:p>$0,03</text:p>
          </table:table-cell>
          <table:table-cell table:style-name="ce117" table:formula="of:=2.42/74" office:value-type="currency" office:currency="USD" office:value="0.0327027027027027" calcext:value-type="currency">
            <text:p>$0,03</text:p>
          </table:table-cell>
          <table:table-cell table:style-name="ce117" table:formula="of:=3.05/74" office:value-type="currency" office:currency="USD" office:value="0.0412162162162162" calcext:value-type="currency">
            <text:p>$0,04</text:p>
          </table:table-cell>
          <table:table-cell table:style-name="ce117" table:formula="of:=8.59/100" office:value-type="currency" office:currency="USD" office:value="0.0859" calcext:value-type="currency">
            <text:p>$0,09</text:p>
          </table:table-cell>
          <table:table-cell table:style-name="ce117" table:formula="of:=8.59/100" office:value-type="currency" office:currency="USD" office:value="0.0859" calcext:value-type="currency">
            <text:p>$0,09</text:p>
          </table:table-cell>
          <table:table-cell table:style-name="ce117" table:formula="of:=4.43/100" office:value-type="currency" office:currency="USD" office:value="0.0443" calcext:value-type="currency">
            <text:p>$0,04</text:p>
          </table:table-cell>
          <table:table-cell table:style-name="ce117" table:formula="of:=17.4/74" office:value-type="currency" office:currency="USD" office:value="0.235135135135135" calcext:value-type="currency">
            <text:p>$0,24</text:p>
          </table:table-cell>
          <table:table-cell table:style-name="ce117" table:formula="of:=0.6/74" office:value-type="currency" office:currency="USD" office:value="0.00810810810810811" calcext:value-type="currency">
            <text:p>$0,01</text:p>
          </table:table-cell>
          <table:table-cell table:style-name="ce117" table:formula="of:=0.91/74" office:value-type="currency" office:currency="USD" office:value="0.0122972972972973" calcext:value-type="currency">
            <text:p>$0,01</text:p>
          </table:table-cell>
          <table:table-cell table:style-name="ce117" table:formula="of:=28.67/74" office:value-type="currency" office:currency="USD" office:value="0.387432432432432" calcext:value-type="currency">
            <text:p>$0,39</text:p>
          </table:table-cell>
          <table:table-cell table:style-name="ce125"/>
          <table:table-cell table:style-name="ce127" table:number-columns-repeated="988"/>
          <table:table-cell table:style-name="ce112"/>
          <table:table-cell/>
        </table:table-row>
        <table:table-row table:style-name="ro7">
          <table:covered-table-cell table:style-name="ce95"/>
          <table:covered-table-cell table:style-name="ce107"/>
          <table:table-cell table:style-name="ce20" office:value-type="string" calcext:value-type="string">
            <text:p>Ссылка</text:p>
          </table:table-cell>
          <table:table-cell table:style-name="ce110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10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10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10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10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10" office:value-type="string" calcext:value-type="string">
            <text:p><text:a xlink:href="https://letyshops.com/r/aliexpress-041e9f7da983" xlink:type="simple">Link</text:a></text:p>
          </table:table-cell>
          <table:table-cell table:style-name="ce110" office:value-type="string" calcext:value-type="string">
            <text:p><text:a xlink:href="https://letyshops.com/r/aliexpress-041e9f7da983" xlink:type="simple">Link</text:a></text:p>
          </table:table-cell>
          <table:table-cell table:style-name="ce110" office:value-type="string" calcext:value-type="string">
            <text:p><text:a xlink:href="https://aliexpress.ru/item/32958273559.html" xlink:type="simple">Link</text:a></text:p>
          </table:table-cell>
          <table:table-cell table:style-name="ce110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10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10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10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104"/>
          <table:table-cell table:number-columns-repeated="990"/>
        </table:table-row>
        <table:table-row table:style-name="ro6">
          <table:table-cell table:style-name="ce96" office:value-type="string" calcext:value-type="string">
            <text:p>Сборка</text:p>
          </table:table-cell>
          <table:table-cell table:style-name="ce96" office:value-type="string" calcext:value-type="string">
            <text:p>Ед.</text:p>
          </table:table-cell>
          <table:table-cell table:style-name="ce113" table:number-columns-repeated="31"/>
          <table:table-cell table:style-name="ce104"/>
          <table:table-cell table:number-columns-repeated="990"/>
        </table:table-row>
        <table:table-row table:style-name="ro6">
          <table:table-cell table:style-name="ce17" office:value-type="string" calcext:value-type="string">
            <text:p>V05-00-00 — K3D VOSTOK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5"/>
          <table:table-cell table:style-name="ce118" office:value-type="float" office:value="34" calcext:value-type="float">
            <text:p>34</text:p>
          </table:table-cell>
          <table:table-cell table:style-name="ce118" table:number-columns-repeated="24"/>
          <table:table-cell table:style-name="ce104"/>
          <table:table-cell table:number-columns-repeated="990"/>
        </table:table-row>
        <table:table-row table:style-name="ro6">
          <table:table-cell table:style-name="ce97" office:value-type="string" calcext:value-type="string">
            <text:p>V05-01-00 — XY portal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18"/>
          <table:table-cell table:style-name="ce71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table:number-columns-repeated="6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1-00 — X axis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18"/>
          <table:table-cell table:style-name="ce118" office:value-type="float" office:value="13" calcext:value-type="float">
            <text:p>13</text:p>
          </table:table-cell>
          <table:table-cell table:style-name="ce118" table:number-columns-repeated="4"/>
          <table:table-cell table:style-name="ce118" office:value-type="float" office:value="13" calcext:value-type="float">
            <text:p>13</text:p>
          </table:table-cell>
          <table:table-cell table:style-name="ce118" table:number-columns-repeated="6"/>
          <table:table-cell table:style-name="ce104"/>
          <table:table-cell table:number-columns-repeated="990"/>
        </table:table-row>
        <table:table-row table:style-name="ro6">
          <table:table-cell table:style-name="ce99" office:value-type="string" calcext:value-type="string">
            <text:p>V05-01-01-01-00 — Y axis carriage</text:p>
          </table:table-cell>
          <table:table-cell table:style-name="ce71" office:value-type="float" office:value="2" calcext:value-type="float">
            <text:p>2</text:p>
          </table:table-cell>
          <table:table-cell table:style-name="ce113"/>
          <table:table-cell table:style-name="ce71" office:value-type="float" office:value="2" calcext:value-type="float">
            <text:p>2</text:p>
          </table:table-cell>
          <table:table-cell table:style-name="ce71" table:number-columns-repeated="9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4+6" office:value-type="float" office:value="10" calcext:value-type="float">
            <text:p>10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0" office:value-type="string" calcext:value-type="string">
            <text:p>V05-01-01-02-00 — BMG Print head</text:p>
          </table:table-cell>
          <table:table-cell table:style-name="ce70" table:formula="of:=[$Расчёты.B20]" office:value-type="float" office:value="2" calcext:value-type="float">
            <text:p>2</text:p>
          </table:table-cell>
          <table:table-cell table:style-name="ce113"/>
          <table:table-cell table:style-name="ce118" office:value-type="float" office:value="4" calcext:value-type="float">
            <text:p>4</text:p>
          </table:table-cell>
          <table:table-cell table:style-name="ce118"/>
          <table:table-cell table:style-name="ce118" office:value-type="float" office:value="4" calcext:value-type="float">
            <text:p>4</text:p>
          </table:table-cell>
          <table:table-cell table:style-name="ce118" table:number-columns-repeated="9"/>
          <table:table-cell table:style-name="ce118" office:value-type="float" office:value="1" calcext:value-type="float">
            <text:p>1</text:p>
          </table:table-cell>
          <table:table-cell table:style-name="ce118" table:number-columns-repeated="6"/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9"/>
          <table:table-cell table:style-name="ce104"/>
          <table:table-cell table:number-columns-repeated="990"/>
        </table:table-row>
        <table:table-row table:style-name="ro6">
          <table:table-cell table:style-name="ce99" office:value-type="string" calcext:value-type="string">
            <text:p>V05-01-01-03-00 — Roller assembly</text:p>
          </table:table-cell>
          <table:table-cell table:style-name="ce71" table:formula="of:=4*[.B11]+2" office:value-type="float" office:value="10" calcext:value-type="float">
            <text:p>10</text:p>
          </table:table-cell>
          <table:table-cell table:style-name="ce113"/>
          <table:table-cell table:style-name="ce71" table:number-columns-repeated="27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2-00 — X axis drive assembly</text:p>
          </table:table-cell>
          <table:table-cell table:style-name="ce70" office:value-type="float" office:value="2" calcext:value-type="float">
            <text:p>2</text:p>
          </table:table-cell>
          <table:table-cell table:style-name="ce113"/>
          <table:table-cell table:style-name="ce118" office:value-type="float" office:value="4" calcext:value-type="float">
            <text:p>4</text:p>
          </table:table-cell>
          <table:table-cell table:style-name="ce118" table:number-columns-repeated="2"/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4" calcext:value-type="float">
            <text:p>4</text:p>
          </table:table-cell>
          <table:table-cell table:style-name="ce118" table:number-columns-repeated="12"/>
          <table:table-cell table:style-name="ce118" office:value-type="float" office:value="4" calcext:value-type="float">
            <text:p>4</text:p>
          </table:table-cell>
          <table:table-cell table:style-name="ce118" table:number-columns-repeated="3"/>
          <table:table-cell table:style-name="ce118" office:value-type="float" office:value="7" calcext:value-type="float">
            <text:p>7</text:p>
          </table:table-cell>
          <table:table-cell table:style-name="ce118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1-03-00 — Y axis drive assembly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number-columns-repeated="2" table:style-name="ce71" office:value-type="float" office:value="4" calcext:value-type="float">
            <text:p>4</text:p>
          </table:table-cell>
          <table:table-cell table:style-name="ce71" table:number-columns-repeated="16"/>
          <table:table-cell table:style-name="ce71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4-00 — Left belt tensioner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3"/>
          <table:table-cell table:style-name="ce118" office:value-type="float" office:value="4" calcext:value-type="float">
            <text:p>4</text:p>
          </table:table-cell>
          <table:table-cell table:style-name="ce118" table:number-columns-repeated="9"/>
          <table:table-cell table:style-name="ce118" table:formula="of:=[.AD15]" office:value-type="float" office:value="2" calcext:value-type="float">
            <text:p>2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table:number-columns-repeated="5"/>
          <table:table-cell table:style-name="ce118" table:formula="of:=[.AD15]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5" calcext:value-type="float">
            <text:p>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table:number-columns-repeated="3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1-05-00 — Right belt tensioner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71" table:number-columns-repeated="9"/>
          <table:table-cell table:style-name="ce71" table:formula="of:=[.AD16]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table:number-columns-repeated="5"/>
          <table:table-cell table:style-name="ce71" table:formula="of:=[.AD16]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table:formula="of:=[$Расчёты.B20]" office:value-type="float" office:value="2" calcext:value-type="float">
            <text:p>2</text:p>
          </table:table-cell>
          <table:table-cell table:style-name="ce71" table:number-columns-repeated="3"/>
          <table:table-cell table:style-name="ce104"/>
          <table:table-cell table:number-columns-repeated="990"/>
        </table:table-row>
        <table:table-row table:style-name="ro6">
          <table:table-cell table:style-name="ce102" office:value-type="string" calcext:value-type="string">
            <text:p>V05-02-00 — Lower frame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16"/>
          <table:table-cell table:style-name="ce118" office:value-type="float" office:value="4" calcext:value-type="float">
            <text:p>4</text:p>
          </table:table-cell>
          <table:table-cell table:style-name="ce118" table:number-columns-repeated="13"/>
          <table:table-cell table:style-name="ce104"/>
          <table:table-cell table:number-columns-repeated="990"/>
        </table:table-row>
        <table:table-row table:style-name="ro6">
          <table:table-cell table:style-name="ce97" office:value-type="string" calcext:value-type="string">
            <text:p>V05-03-00 — Z axis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3-01-00 — Z axis guide</text:p>
          </table:table-cell>
          <table:table-cell table:style-name="ce70" table:formula="of:=[$Расчёты.B21]" office:value-type="float" office:value="2" calcext:value-type="float">
            <text:p>2</text:p>
          </table:table-cell>
          <table:table-cell table:style-name="ce113"/>
          <table:table-cell table:style-name="ce118" table:number-columns-repeated="9"/>
          <table:table-cell table:style-name="ce118" office:value-type="float" office:value="3" calcext:value-type="float">
            <text:p>3</text:p>
          </table:table-cell>
          <table:table-cell table:style-name="ce118" table:number-columns-repeated="6"/>
          <table:table-cell table:style-name="ce118" office:value-type="float" office:value="6" calcext:value-type="float">
            <text:p>6</text:p>
          </table:table-cell>
          <table:table-cell table:style-name="ce118" table:number-columns-repeated="4"/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style-name="ce118" office:value-type="float" office:value="6" calcext:value-type="float">
            <text:p>6</text:p>
          </table:table-cell>
          <table:table-cell table:style-name="ce118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3-02-00 — Z axis drive</text:p>
          </table:table-cell>
          <table:table-cell table:style-name="ce71" office:value-type="float" office:value="2" calcext:value-type="float">
            <text:p>2</text:p>
          </table:table-cell>
          <table:table-cell table:style-name="ce113"/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table:number-columns-repeated="15"/>
          <table:table-cell table:style-name="ce71" office:value-type="float" office:value="3" calcext:value-type="float">
            <text:p>3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3-03-00 — Heatbed frame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99" office:value-type="string" calcext:value-type="string">
            <text:p>V05-03-03-01-00 — Bed arm</text:p>
          </table:table-cell>
          <table:table-cell table:style-name="ce71" table:formula="of:=[$'Покупные изделия'.C59]/2" office:value-type="float" office:value="3" calcext:value-type="float">
            <text:p>3</text:p>
          </table:table-cell>
          <table:table-cell table:style-name="ce113"/>
          <table:table-cell table:style-name="ce71" table:number-columns-repeated="3"/>
          <table:table-cell table:style-name="ce71" office:value-type="float" office:value="10" calcext:value-type="float">
            <text:p>10</text:p>
          </table:table-cell>
          <table:table-cell table:style-name="ce71" table:number-columns-repeated="12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2" calcext:value-type="float">
            <text:p>12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3-04-00 — Heatbed install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15"/>
          <table:table-cell table:style-name="ce118" table:formula="of:=[.B22]*2" office:value-type="float" office:value="6" calcext:value-type="float">
            <text:p>6</text:p>
          </table:table-cell>
          <table:table-cell table:style-name="ce118" table:number-columns-repeated="9"/>
          <table:table-cell table:style-name="ce118" table:formula="of:=[.S23]" office:value-type="float" office:value="6" calcext:value-type="float">
            <text:p>6</text:p>
          </table:table-cell>
          <table:table-cell table:style-name="ce118" table:number-columns-repeated="4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3-05-00 — Optical endstop install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14"/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2" office:value-type="string" calcext:value-type="string">
            <text:p>V05-04-00 — Enclosure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109"/>
          <table:table-cell table:style-name="ce107" table:formula="of:=[.D7]*[.$B7]+[.D8]*[.$B8]+[.D9]*[.$B9]+[.D10]*[.$B10]+[.D11]*[.$B11]+[.D12]*[.$B12]+[.D13]*[.$B13]+[.D14]*[.$B14]+[.D15]*[.$B15]+[.D16]*[.$B16]+[.D17]*[.$B17]+[.D18]*[.$B18]+[.D19]*[.$B19]+[.D20]*[.$B20]+[.D21]*[.$B21]+[.D22]*[.$B22]+[.D23]*[.$B23]+[.D24]*[.$B24]+[.D25]*[.$B25]" office:value-type="float" office:value="20" calcext:value-type="float">
            <text:p>20</text:p>
          </table:table-cell>
          <table:table-cell table:style-name="ce107" table:formula="of:=[.E7]*[.$B7]+[.E8]*[.$B8]+[.E9]*[.$B9]+[.E10]*[.$B10]+[.E11]*[.$B11]+[.E12]*[.$B12]+[.E13]*[.$B13]+[.E14]*[.$B14]+[.E15]*[.$B15]+[.E16]*[.$B16]+[.E17]*[.$B17]+[.E18]*[.$B18]+[.E19]*[.$B19]+[.E20]*[.$B20]+[.E21]*[.$B21]+[.E22]*[.$B22]+[.E23]*[.$B23]+[.E24]*[.$B24]+[.E25]*[.$B25]" office:value-type="float" office:value="16" calcext:value-type="float">
            <text:p>16</text:p>
          </table:table-cell>
          <table:table-cell table:style-name="ce107" table:formula="of:=[.F7]*[.$B7]+[.F8]*[.$B8]+[.F9]*[.$B9]+[.F10]*[.$B10]+[.F11]*[.$B11]+[.F12]*[.$B12]+[.F13]*[.$B13]+[.F14]*[.$B14]+[.F15]*[.$B15]+[.F16]*[.$B16]+[.F17]*[.$B17]+[.F18]*[.$B18]+[.F19]*[.$B19]+[.F20]*[.$B20]+[.F21]*[.$B21]+[.F22]*[.$B22]+[.F23]*[.$B23]+[.F24]*[.$B24]+[.F25]*[.$B25]" office:value-type="float" office:value="8" calcext:value-type="float">
            <text:p>8</text:p>
          </table:table-cell>
          <table:table-cell table:style-name="ce107" table:formula="of:=[.G7]*[.$B7]+[.G8]*[.$B8]+[.G9]*[.$B9]+[.G10]*[.$B10]+[.G11]*[.$B11]+[.G12]*[.$B12]+[.G13]*[.$B13]+[.G14]*[.$B14]+[.G15]*[.$B15]+[.G16]*[.$B16]+[.G17]*[.$B17]+[.G18]*[.$B18]+[.G19]*[.$B19]+[.G20]*[.$B20]+[.G21]*[.$B21]+[.G22]*[.$B22]+[.G23]*[.$B23]+[.G24]*[.$B24]+[.G25]*[.$B25]" office:value-type="float" office:value="56" calcext:value-type="float">
            <text:p>56</text:p>
          </table:table-cell>
          <table:table-cell table:style-name="ce107" table:formula="of:=[.H7]*[.$B7]+[.H8]*[.$B8]+[.H9]*[.$B9]+[.H10]*[.$B10]+[.H11]*[.$B11]+[.H12]*[.$B12]+[.H13]*[.$B13]+[.H14]*[.$B14]+[.H15]*[.$B15]+[.H16]*[.$B16]+[.H17]*[.$B17]+[.H18]*[.$B18]+[.H19]*[.$B19]+[.H20]*[.$B20]+[.H21]*[.$B21]+[.H22]*[.$B22]+[.H23]*[.$B23]+[.H24]*[.$B24]+[.H25]*[.$B25]" office:value-type="float" office:value="2" calcext:value-type="float">
            <text:p>2</text:p>
          </table:table-cell>
          <table:table-cell table:style-name="ce107" table:formula="of:=[.I7]*[.$B7]+[.I8]*[.$B8]+[.I9]*[.$B9]+[.I10]*[.$B10]+[.I11]*[.$B11]+[.I12]*[.$B12]+[.I13]*[.$B13]+[.I14]*[.$B14]+[.I15]*[.$B15]+[.I16]*[.$B16]+[.I17]*[.$B17]+[.I18]*[.$B18]+[.I19]*[.$B19]+[.I20]*[.$B20]+[.I21]*[.$B21]+[.I22]*[.$B22]+[.I23]*[.$B23]+[.I24]*[.$B24]+[.I25]*[.$B25]" office:value-type="float" office:value="34" calcext:value-type="float">
            <text:p>34</text:p>
          </table:table-cell>
          <table:table-cell table:style-name="ce107" table:formula="of:=[.J7]*[.$B7]+[.J8]*[.$B8]+[.J9]*[.$B9]+[.J10]*[.$B10]+[.J11]*[.$B11]+[.J12]*[.$B12]+[.J13]*[.$B13]+[.J14]*[.$B14]+[.J15]*[.$B15]+[.J16]*[.$B16]+[.J17]*[.$B17]+[.J18]*[.$B18]+[.J19]*[.$B19]+[.J20]*[.$B20]+[.J21]*[.$B21]+[.J22]*[.$B22]+[.J23]*[.$B23]+[.J24]*[.$B24]+[.J25]*[.$B25]" office:value-type="float" office:value="12" calcext:value-type="float">
            <text:p>12</text:p>
          </table:table-cell>
          <table:table-cell table:style-name="ce107" table:formula="of:=[.K7]*[.$B7]+[.K8]*[.$B8]+[.K9]*[.$B9]+[.K10]*[.$B10]+[.K11]*[.$B11]+[.K12]*[.$B12]+[.K13]*[.$B13]+[.K14]*[.$B14]+[.K15]*[.$B15]+[.K16]*[.$B16]+[.K17]*[.$B17]+[.K18]*[.$B18]+[.K19]*[.$B19]+[.K20]*[.$B20]+[.K21]*[.$B21]+[.K22]*[.$B22]+[.K23]*[.$B23]+[.K24]*[.$B24]+[.K25]*[.$B25]" office:value-type="float" office:value="12" calcext:value-type="float">
            <text:p>12</text:p>
          </table:table-cell>
          <table:table-cell table:style-name="ce107" table:formula="of:=[.L7]*[.$B7]+[.L8]*[.$B8]+[.L9]*[.$B9]+[.L10]*[.$B10]+[.L11]*[.$B11]+[.L12]*[.$B12]+[.L13]*[.$B13]+[.L14]*[.$B14]+[.L15]*[.$B15]+[.L16]*[.$B16]+[.L17]*[.$B17]+[.L18]*[.$B18]+[.L19]*[.$B19]+[.L20]*[.$B20]+[.L21]*[.$B21]+[.L22]*[.$B22]+[.L23]*[.$B23]+[.L24]*[.$B24]+[.L25]*[.$B25]" office:value-type="float" office:value="6" calcext:value-type="float">
            <text:p>6</text:p>
          </table:table-cell>
          <table:table-cell table:style-name="ce107" table:formula="of:=[.M7]*[.$B7]+[.M8]*[.$B8]+[.M9]*[.$B9]+[.M10]*[.$B10]+[.M11]*[.$B11]+[.M12]*[.$B12]+[.M13]*[.$B13]+[.M14]*[.$B14]+[.M15]*[.$B15]+[.M16]*[.$B16]+[.M17]*[.$B17]+[.M18]*[.$B18]+[.M19]*[.$B19]+[.M20]*[.$B20]+[.M21]*[.$B21]+[.M22]*[.$B22]+[.M23]*[.$B23]+[.M24]*[.$B24]+[.M25]*[.$B25]" office:value-type="float" office:value="6" calcext:value-type="float">
            <text:p>6</text:p>
          </table:table-cell>
          <table:table-cell table:style-name="ce107" table:formula="of:=[.N7]*[.$B7]+[.N8]*[.$B8]+[.N9]*[.$B9]+[.N10]*[.$B10]+[.N11]*[.$B11]+[.N12]*[.$B12]+[.N13]*[.$B13]+[.N14]*[.$B14]+[.N15]*[.$B15]+[.N16]*[.$B16]+[.N17]*[.$B17]+[.N18]*[.$B18]+[.N19]*[.$B19]+[.N20]*[.$B20]+[.N21]*[.$B21]+[.N22]*[.$B22]+[.N23]*[.$B23]+[.N24]*[.$B24]+[.N25]*[.$B25]" office:value-type="float" office:value="8" calcext:value-type="float">
            <text:p>8</text:p>
          </table:table-cell>
          <table:table-cell table:style-name="ce107" table:formula="of:=[.O7]*[.$B7]+[.O8]*[.$B8]+[.O9]*[.$B9]+[.O10]*[.$B10]+[.O11]*[.$B11]+[.O12]*[.$B12]+[.O13]*[.$B13]+[.O14]*[.$B14]+[.O15]*[.$B15]+[.O16]*[.$B16]+[.O17]*[.$B17]+[.O18]*[.$B18]+[.O19]*[.$B19]+[.O20]*[.$B20]+[.O21]*[.$B21]+[.O22]*[.$B22]+[.O23]*[.$B23]+[.O24]*[.$B24]+[.O25]*[.$B25]" office:value-type="float" office:value="2" calcext:value-type="float">
            <text:p>2</text:p>
          </table:table-cell>
          <table:table-cell table:style-name="ce107" table:formula="of:=[.P7]*[.$B7]+[.P8]*[.$B8]+[.P9]*[.$B9]+[.P10]*[.$B10]+[.P11]*[.$B11]+[.P12]*[.$B12]+[.P13]*[.$B13]+[.P14]*[.$B14]+[.P15]*[.$B15]+[.P16]*[.$B16]+[.P17]*[.$B17]+[.P18]*[.$B18]+[.P19]*[.$B19]+[.P20]*[.$B20]+[.P21]*[.$B21]+[.P22]*[.$B22]+[.P23]*[.$B23]+[.P24]*[.$B24]+[.P25]*[.$B25]" office:value-type="float" office:value="2" calcext:value-type="float">
            <text:p>2</text:p>
          </table:table-cell>
          <table:table-cell table:style-name="ce107" table:formula="of:=[.Q7]*[.$B7]+[.Q8]*[.$B8]+[.Q9]*[.$B9]+[.Q10]*[.$B10]+[.Q11]*[.$B11]+[.Q12]*[.$B12]+[.Q13]*[.$B13]+[.Q14]*[.$B14]+[.Q15]*[.$B15]+[.Q16]*[.$B16]+[.Q17]*[.$B17]+[.Q18]*[.$B18]+[.Q19]*[.$B19]+[.Q20]*[.$B20]+[.Q21]*[.$B21]+[.Q22]*[.$B22]+[.Q23]*[.$B23]+[.Q24]*[.$B24]+[.Q25]*[.$B25]" office:value-type="float" office:value="4" calcext:value-type="float">
            <text:p>4</text:p>
          </table:table-cell>
          <table:table-cell table:style-name="ce107" table:formula="of:=[.R7]*[.$B7]+[.R8]*[.$B8]+[.R9]*[.$B9]+[.R10]*[.$B10]+[.R11]*[.$B11]+[.R12]*[.$B12]+[.R13]*[.$B13]+[.R14]*[.$B14]+[.R15]*[.$B15]+[.R16]*[.$B16]+[.R17]*[.$B17]+[.R18]*[.$B18]+[.R19]*[.$B19]+[.R20]*[.$B20]+[.R21]*[.$B21]+[.R22]*[.$B22]+[.R23]*[.$B23]+[.R24]*[.$B24]+[.R25]*[.$B25]" office:value-type="float" office:value="6" calcext:value-type="float">
            <text:p>6</text:p>
          </table:table-cell>
          <table:table-cell table:style-name="ce107" table:formula="of:=[.S7]*[.$B7]+[.S8]*[.$B8]+[.S9]*[.$B9]+[.S10]*[.$B10]+[.S11]*[.$B11]+[.S12]*[.$B12]+[.S13]*[.$B13]+[.S14]*[.$B14]+[.S15]*[.$B15]+[.S16]*[.$B16]+[.S17]*[.$B17]+[.S18]*[.$B18]+[.S19]*[.$B19]+[.S20]*[.$B20]+[.S21]*[.$B21]+[.S22]*[.$B22]+[.S23]*[.$B23]+[.S24]*[.$B24]+[.S25]*[.$B25]" office:value-type="float" office:value="6" calcext:value-type="float">
            <text:p>6</text:p>
          </table:table-cell>
          <table:table-cell table:style-name="ce107" table:formula="of:=[.T7]*[.$B7]+[.T8]*[.$B8]+[.T9]*[.$B9]+[.T10]*[.$B10]+[.T11]*[.$B11]+[.T12]*[.$B12]+[.T13]*[.$B13]+[.T14]*[.$B14]+[.T15]*[.$B15]+[.T16]*[.$B16]+[.T17]*[.$B17]+[.T18]*[.$B18]+[.T19]*[.$B19]+[.T20]*[.$B20]+[.T21]*[.$B21]+[.T22]*[.$B22]+[.T23]*[.$B23]+[.T24]*[.$B24]+[.T25]*[.$B25]" office:value-type="float" office:value="28" calcext:value-type="float">
            <text:p>28</text:p>
          </table:table-cell>
          <table:table-cell table:style-name="ce107" table:formula="of:=[.U7]*[.$B7]+[.U8]*[.$B8]+[.U9]*[.$B9]+[.U10]*[.$B10]+[.U11]*[.$B11]+[.U12]*[.$B12]+[.U13]*[.$B13]+[.U14]*[.$B14]+[.U15]*[.$B15]+[.U16]*[.$B16]+[.U17]*[.$B17]+[.U18]*[.$B18]+[.U19]*[.$B19]+[.U20]*[.$B20]+[.U21]*[.$B21]+[.U22]*[.$B22]+[.U23]*[.$B23]+[.U24]*[.$B24]+[.U25]*[.$B25]" office:value-type="float" office:value="2" calcext:value-type="float">
            <text:p>2</text:p>
          </table:table-cell>
          <table:table-cell table:style-name="ce107" table:formula="of:=[.V7]*[.$B7]+[.V8]*[.$B8]+[.V9]*[.$B9]+[.V10]*[.$B10]+[.V11]*[.$B11]+[.V12]*[.$B12]+[.V13]*[.$B13]+[.V14]*[.$B14]+[.V15]*[.$B15]+[.V16]*[.$B16]+[.V17]*[.$B17]+[.V18]*[.$B18]+[.V19]*[.$B19]+[.V20]*[.$B20]+[.V21]*[.$B21]+[.V22]*[.$B22]+[.V23]*[.$B23]+[.V24]*[.$B24]+[.V25]*[.$B25]" office:value-type="float" office:value="27" calcext:value-type="float">
            <text:p>27</text:p>
          </table:table-cell>
          <table:table-cell table:style-name="ce107" table:formula="of:=[.W7]*[.$B7]+[.W8]*[.$B8]+[.W9]*[.$B9]+[.W10]*[.$B10]+[.W11]*[.$B11]+[.W12]*[.$B12]+[.W13]*[.$B13]+[.W14]*[.$B14]+[.W15]*[.$B15]+[.W16]*[.$B16]+[.W17]*[.$B17]+[.W18]*[.$B18]+[.W19]*[.$B19]+[.W20]*[.$B20]+[.W21]*[.$B21]+[.W22]*[.$B22]+[.W23]*[.$B23]+[.W24]*[.$B24]+[.W25]*[.$B25]" office:value-type="float" office:value="6" calcext:value-type="float">
            <text:p>6</text:p>
          </table:table-cell>
          <table:table-cell table:style-name="ce107" table:formula="of:=[.X7]*[.$B7]+[.X8]*[.$B8]+[.X9]*[.$B9]+[.X10]*[.$B10]+[.X11]*[.$B11]+[.X12]*[.$B12]+[.X13]*[.$B13]+[.X14]*[.$B14]+[.X15]*[.$B15]+[.X16]*[.$B16]+[.X17]*[.$B17]+[.X18]*[.$B18]+[.X19]*[.$B19]+[.X20]*[.$B20]+[.X21]*[.$B21]+[.X22]*[.$B22]+[.X23]*[.$B23]+[.X24]*[.$B24]+[.X25]*[.$B25]" office:value-type="float" office:value="36" calcext:value-type="float">
            <text:p>36</text:p>
          </table:table-cell>
          <table:table-cell table:style-name="ce107" table:formula="of:=[.Y7]*[.$B7]+[.Y8]*[.$B8]+[.Y9]*[.$B9]+[.Y10]*[.$B10]+[.Y11]*[.$B11]+[.Y12]*[.$B12]+[.Y13]*[.$B13]+[.Y14]*[.$B14]+[.Y15]*[.$B15]+[.Y16]*[.$B16]+[.Y17]*[.$B17]+[.Y18]*[.$B18]+[.Y19]*[.$B19]+[.Y20]*[.$B20]+[.Y21]*[.$B21]+[.Y22]*[.$B22]+[.Y23]*[.$B23]+[.Y24]*[.$B24]+[.Y25]*[.$B25]" office:value-type="float" office:value="6" calcext:value-type="float">
            <text:p>6</text:p>
          </table:table-cell>
          <table:table-cell table:style-name="ce107" table:formula="of:=[.Z7]*[.$B7]+[.Z8]*[.$B8]+[.Z9]*[.$B9]+[.Z10]*[.$B10]+[.Z11]*[.$B11]+[.Z12]*[.$B12]+[.Z13]*[.$B13]+[.Z14]*[.$B14]+[.Z15]*[.$B15]+[.Z16]*[.$B16]+[.Z17]*[.$B17]+[.Z18]*[.$B18]+[.Z19]*[.$B19]+[.Z20]*[.$B20]+[.Z21]*[.$B21]+[.Z22]*[.$B22]+[.Z23]*[.$B23]+[.Z24]*[.$B24]+[.Z25]*[.$B25]" office:value-type="float" office:value="4" calcext:value-type="float">
            <text:p>4</text:p>
          </table:table-cell>
          <table:table-cell table:style-name="ce107" table:formula="of:=[.AA7]*[.$B7]+[.AA8]*[.$B8]+[.AA9]*[.$B9]+[.AA10]*[.$B10]+[.AA11]*[.$B11]+[.AA12]*[.$B12]+[.AA13]*[.$B13]+[.AA14]*[.$B14]+[.AA15]*[.$B15]+[.AA16]*[.$B16]+[.AA17]*[.$B17]+[.AA18]*[.$B18]+[.AA19]*[.$B19]+[.AA20]*[.$B20]+[.AA21]*[.$B21]+[.AA22]*[.$B22]+[.AA23]*[.$B23]+[.AA24]*[.$B24]+[.AA25]*[.$B25]" office:value-type="float" office:value="25" calcext:value-type="float">
            <text:p>25</text:p>
          </table:table-cell>
          <table:table-cell table:style-name="ce107" table:formula="of:=[.AB7]*[.$B7]+[.AB8]*[.$B8]+[.AB9]*[.$B9]+[.AB10]*[.$B10]+[.AB11]*[.$B11]+[.AB12]*[.$B12]+[.AB13]*[.$B13]+[.AB14]*[.$B14]+[.AB15]*[.$B15]+[.AB16]*[.$B16]+[.AB17]*[.$B17]+[.AB18]*[.$B18]+[.AB19]*[.$B19]+[.AB20]*[.$B20]+[.AB21]*[.$B21]+[.AB22]*[.$B22]+[.AB23]*[.$B23]+[.AB24]*[.$B24]+[.AB25]*[.$B25]" office:value-type="float" office:value="88" calcext:value-type="float">
            <text:p>88</text:p>
          </table:table-cell>
          <table:table-cell table:style-name="ce107" table:formula="of:=[.AC7]*[.$B7]+[.AC8]*[.$B8]+[.AC9]*[.$B9]+[.AC10]*[.$B10]+[.AC11]*[.$B11]+[.AC12]*[.$B12]+[.AC13]*[.$B13]+[.AC14]*[.$B14]+[.AC15]*[.$B15]+[.AC16]*[.$B16]+[.AC17]*[.$B17]+[.AC18]*[.$B18]+[.AC19]*[.$B19]+[.AC20]*[.$B20]+[.AC21]*[.$B21]+[.AC22]*[.$B22]+[.AC23]*[.$B23]+[.AC24]*[.$B24]+[.AC25]*[.$B25]" office:value-type="float" office:value="6" calcext:value-type="float">
            <text:p>6</text:p>
          </table:table-cell>
          <table:table-cell table:style-name="ce107" table:formula="of:=[.AD7]*[.$B7]+[.AD8]*[.$B8]+[.AD9]*[.$B9]+[.AD10]*[.$B10]+[.AD11]*[.$B11]+[.AD12]*[.$B12]+[.AD13]*[.$B13]+[.AD14]*[.$B14]+[.AD15]*[.$B15]+[.AD16]*[.$B16]+[.AD17]*[.$B17]+[.AD18]*[.$B18]+[.AD19]*[.$B19]+[.AD20]*[.$B20]+[.AD21]*[.$B21]+[.AD22]*[.$B22]+[.AD23]*[.$B23]+[.AD24]*[.$B24]+[.AD25]*[.$B25]" office:value-type="float" office:value="4" calcext:value-type="float">
            <text:p>4</text:p>
          </table:table-cell>
          <table:table-cell table:style-name="ce107" table:formula="of:=[.AE7]*[.$B7]+[.AE8]*[.$B8]+[.AE9]*[.$B9]+[.AE10]*[.$B10]+[.AE11]*[.$B11]+[.AE12]*[.$B12]+[.AE13]*[.$B13]+[.AE14]*[.$B14]+[.AE15]*[.$B15]+[.AE16]*[.$B16]+[.AE17]*[.$B17]+[.AE18]*[.$B18]+[.AE19]*[.$B19]+[.AE20]*[.$B20]+[.AE21]*[.$B21]+[.AE22]*[.$B22]+[.AE23]*[.$B23]+[.AE24]*[.$B24]+[.AE25]*[.$B25]" office:value-type="float" office:value="20" calcext:value-type="float">
            <text:p>20</text:p>
          </table:table-cell>
          <table:table-cell table:style-name="ce107" table:formula="of:=[.AF7]*[.$B7]+[.AF8]*[.$B8]+[.AF9]*[.$B9]+[.AF10]*[.$B10]+[.AF11]*[.$B11]+[.AF12]*[.$B12]+[.AF13]*[.$B13]+[.AF14]*[.$B14]+[.AF15]*[.$B15]+[.AF16]*[.$B16]+[.AF17]*[.$B17]+[.AF18]*[.$B18]+[.AF19]*[.$B19]+[.AF20]*[.$B20]+[.AF21]*[.$B21]+[.AF22]*[.$B22]+[.AF23]*[.$B23]+[.AF24]*[.$B24]+[.AF25]*[.$B25]" office:value-type="float" office:value="0" calcext:value-type="float">
            <text:p>0</text:p>
          </table:table-cell>
          <table:table-cell table:style-name="ce107" table:formula="of:=[.AG7]*[.$B7]+[.AG8]*[.$B8]+[.AG9]*[.$B9]+[.AG10]*[.$B10]+[.AG11]*[.$B11]+[.AG12]*[.$B12]+[.AG13]*[.$B13]+[.AG14]*[.$B14]+[.AG15]*[.$B15]+[.AG16]*[.$B16]+[.AG17]*[.$B17]+[.AG18]*[.$B18]+[.AG19]*[.$B19]+[.AG20]*[.$B20]+[.AG21]*[.$B21]+[.AG22]*[.$B22]+[.AG23]*[.$B23]+[.AG24]*[.$B24]+[.AG25]*[.$B25]" office:value-type="float" office:value="3" calcext:value-type="float">
            <text:p>3</text:p>
          </table:table-cell>
          <table:table-cell table:style-name="ce111"/>
          <table:table-cell table:style-name="ce112" table:number-columns-repeated="989"/>
          <table:table-cell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109"/>
          <table:table-cell table:style-name="ce108" table:formula="of:=[.D26]*[.D4]" office:value-type="currency" office:currency="USD" office:value="0.9" calcext:value-type="currency">
            <text:p>$0,90</text:p>
          </table:table-cell>
          <table:table-cell table:style-name="ce108" table:formula="of:=[.E26]*[.E4]" office:value-type="currency" office:currency="USD" office:value="0.810810810810811" calcext:value-type="currency">
            <text:p>$0,81</text:p>
          </table:table-cell>
          <table:table-cell table:style-name="ce108" table:formula="of:=[.F26]*[.F4]" office:value-type="currency" office:currency="USD" office:value="0.52972972972973" calcext:value-type="currency">
            <text:p>$0,53</text:p>
          </table:table-cell>
          <table:table-cell table:style-name="ce108" table:formula="of:=[.G26]*[.G4]" office:value-type="currency" office:currency="USD" office:value="4.5027027027027" calcext:value-type="currency">
            <text:p>$4,50</text:p>
          </table:table-cell>
          <table:table-cell table:style-name="ce108" table:formula="of:=[.H26]*[.H4]" office:value-type="currency" office:currency="USD" office:value="0.151351351351351" calcext:value-type="currency">
            <text:p>$0,15</text:p>
          </table:table-cell>
          <table:table-cell table:style-name="ce108" table:formula="of:=[.I26]*[.I4]" office:value-type="currency" office:currency="USD" office:value="4.64972972972973" calcext:value-type="currency">
            <text:p>$4,65</text:p>
          </table:table-cell>
          <table:table-cell table:style-name="ce108" table:formula="of:=[.J26]*[.J4]" office:value-type="currency" office:currency="USD" office:value="0.635675675675676" calcext:value-type="currency">
            <text:p>$0,64</text:p>
          </table:table-cell>
          <table:table-cell table:style-name="ce108" table:formula="of:=[.K26]*[.K4]" office:value-type="currency" office:currency="USD" office:value="1.23081081081081" calcext:value-type="currency">
            <text:p>$1,23</text:p>
          </table:table-cell>
          <table:table-cell table:style-name="ce108" table:formula="of:=[.L26]*[.L4]" office:value-type="currency" office:currency="USD" office:value="0.709459459459459" calcext:value-type="currency">
            <text:p>$0,71</text:p>
          </table:table-cell>
          <table:table-cell table:style-name="ce108" table:formula="of:=[.M26]*[.M4]" office:value-type="currency" office:currency="USD" office:value="0.61054054054054" calcext:value-type="currency">
            <text:p>$0,61</text:p>
          </table:table-cell>
          <table:table-cell table:style-name="ce108" table:formula="of:=[.N26]*[.N4]" office:value-type="currency" office:currency="USD" office:value="0.238918918918919" calcext:value-type="currency">
            <text:p>$0,24</text:p>
          </table:table-cell>
          <table:table-cell table:style-name="ce108" table:formula="of:=[.O26]*[.O4]" office:value-type="currency" office:currency="USD" office:value="0.0775675675675676" calcext:value-type="currency">
            <text:p>$0,08</text:p>
          </table:table-cell>
          <table:table-cell table:style-name="ce108" table:formula="of:=[.P26]*[.P4]" office:value-type="currency" office:currency="USD" office:value="0.0689189189189189" calcext:value-type="currency">
            <text:p>$0,07</text:p>
          </table:table-cell>
          <table:table-cell table:style-name="ce108" table:formula="of:=[.Q26]*[.Q4]" office:value-type="currency" office:currency="USD" office:value="0.221621621621622" calcext:value-type="currency">
            <text:p>$0,22</text:p>
          </table:table-cell>
          <table:table-cell table:style-name="ce108" table:formula="of:=[.R26]*[.R4]" office:value-type="currency" office:currency="USD" office:value="0.754864864864865" calcext:value-type="currency">
            <text:p>$0,75</text:p>
          </table:table-cell>
          <table:table-cell table:style-name="ce108" table:formula="of:=[.S26]*[.S4]" office:value-type="currency" office:currency="USD" office:value="1.48135135135135" calcext:value-type="currency">
            <text:p>$1,48</text:p>
          </table:table-cell>
          <table:table-cell table:style-name="ce108" table:formula="of:=[.T26]*[.T4]" office:value-type="currency" office:currency="USD" office:value="1.88054054054054" calcext:value-type="currency">
            <text:p>$1,88</text:p>
          </table:table-cell>
          <table:table-cell table:style-name="ce108" table:formula="of:=[.U26]*[.U4]" office:value-type="currency" office:currency="USD" office:value="0.273513513513513" calcext:value-type="currency">
            <text:p>$0,27</text:p>
          </table:table-cell>
          <table:table-cell table:style-name="ce108" table:formula="of:=[.V26]*[.V4]" office:value-type="currency" office:currency="USD" office:value="1.17486486486487" calcext:value-type="currency">
            <text:p>$1,17</text:p>
          </table:table-cell>
          <table:table-cell table:style-name="ce108" table:formula="of:=[.W26]*[.W4]" office:value-type="currency" office:currency="USD" office:value="0.644594594594595" calcext:value-type="currency">
            <text:p>$0,64</text:p>
          </table:table-cell>
          <table:table-cell table:style-name="ce108" table:formula="of:=[.X26]*[.X4]" office:value-type="currency" office:currency="USD" office:value="1.22594594594595" calcext:value-type="currency">
            <text:p>$1,23</text:p>
          </table:table-cell>
          <table:table-cell table:style-name="ce108" table:formula="of:=[.Y26]*[.Y4]" office:value-type="currency" office:currency="USD" office:value="0.196216216216216" calcext:value-type="currency">
            <text:p>$0,20</text:p>
          </table:table-cell>
          <table:table-cell table:style-name="ce108" table:formula="of:=[.Z26]*[.Z4]" office:value-type="currency" office:currency="USD" office:value="0.164864864864865" calcext:value-type="currency">
            <text:p>$0,16</text:p>
          </table:table-cell>
          <table:table-cell table:style-name="ce108" table:formula="of:=[.AA26]*[.AA4]" office:value-type="currency" office:currency="USD" office:value="2.1475" calcext:value-type="currency">
            <text:p>$2,15</text:p>
          </table:table-cell>
          <table:table-cell table:style-name="ce108" table:formula="of:=[.AB26]*[.AB4]" office:value-type="currency" office:currency="USD" office:value="7.5592" calcext:value-type="currency">
            <text:p>$7,56</text:p>
          </table:table-cell>
          <table:table-cell table:style-name="ce108" table:formula="of:=[.AC26]*[.AC4]" office:value-type="currency" office:currency="USD" office:value="0.2658" calcext:value-type="currency">
            <text:p>$0,27</text:p>
          </table:table-cell>
          <table:table-cell table:style-name="ce108" table:formula="of:=[.AD26]*[.AD4]" office:value-type="currency" office:currency="USD" office:value="0.94054054054054" calcext:value-type="currency">
            <text:p>$0,94</text:p>
          </table:table-cell>
          <table:table-cell table:style-name="ce108" table:formula="of:=[.AE26]*[.AE4]" office:value-type="currency" office:currency="USD" office:value="0.162162162162162" calcext:value-type="currency">
            <text:p>$0,16</text:p>
          </table:table-cell>
          <table:table-cell table:style-name="ce108" table:formula="of:=[.AF26]*[.AF4]" office:value-type="currency" office:currency="USD" office:value="0" calcext:value-type="currency">
            <text:p>$0,00</text:p>
          </table:table-cell>
          <table:table-cell table:style-name="ce108" table:formula="of:=[.AG26]*[.AG4]" office:value-type="currency" office:currency="USD" office:value="1.1622972972973" calcext:value-type="currency">
            <text:p>$1,16</text:p>
          </table:table-cell>
          <table:table-cell table:style-name="ce111"/>
          <table:table-cell table:style-name="ce112" table:number-columns-repeated="989"/>
          <table:table-cell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10"/>
          <table:covered-table-cell table:style-name="ce114"/>
          <table:table-cell table:style-name="ce119" table:formula="of:=SUM([.D27:.AG27])" office:value-type="currency" office:currency="USD" office:value="35.3720945945946" calcext:value-type="currency" table:number-columns-spanned="30" table:number-rows-spanned="1">
            <text:p>$35,37</text:p>
          </table:table-cell>
          <table:covered-table-cell table:number-columns-repeated="29" table:style-name="ce120"/>
          <table:table-cell table:style-name="ce104"/>
          <table:table-cell table:number-columns-repeated="990"/>
        </table:table-row>
        <table:table-row table:style-name="ro6">
          <table:table-cell table:style-name="ce104"/>
          <table:table-cell table:style-name="ce111"/>
          <table:table-cell table:style-name="ce104" table:number-columns-repeated="32"/>
          <table:table-cell table:number-columns-repeated="990"/>
        </table:table-row>
        <table:table-row table:style-name="ro6"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/></text:p>
          </table:table-cell>
          <table:table-cell table:style-name="ce104" table:number-columns-repeated="29"/>
          <table:table-cell table:number-columns-repeated="990"/>
        </table:table-row>
        <table:table-row table:style-name="ro6" table:number-rows-repeated="6">
          <table:table-cell table:style-name="ce104"/>
          <table:table-cell table:style-name="ce111"/>
          <table:table-cell table:style-name="ce104" table:number-columns-repeated="32"/>
          <table:table-cell table:number-columns-repeated="990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28" table:default-cell-style-name="ce105"/>
        <table:table-column table:style-name="co29" table:default-cell-style-name="ce105"/>
        <table:table-column table:style-name="co30" table:default-cell-style-name="ce105"/>
        <table:table-column table:style-name="co2" table:number-columns-repeated="1021" table:default-cell-style-name="ce105"/>
        <table:table-row table:style-name="ro6">
          <table:table-cell table:style-name="ce128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29"/>
          <table:table-cell table:number-columns-repeated="1021"/>
        </table:table-row>
        <table:table-row table:style-name="ro6">
          <table:table-cell table:style-name="ce129" office:value-type="string" calcext:value-type="string">
            <text:p>Название</text:p>
          </table:table-cell>
          <table:table-cell table:style-name="ce129" office:value-type="string" calcext:value-type="string">
            <text:p>Размер по Х</text:p>
          </table:table-cell>
          <table:table-cell table:style-name="ce129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DC 220х220 (MK3)</text:p>
          </table:table-cell>
          <table:table-cell table:number-columns-repeated="2" table:style-name="ce120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DC 314х214 (MK2B)</text:p>
          </table:table-cell>
          <table:table-cell table:style-name="ce120" office:value-type="float" office:value="314" calcext:value-type="float">
            <text:p>314</text:p>
          </table:table-cell>
          <table:table-cell table:style-name="ce120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300x200</text:p>
          </table:table-cell>
          <table:table-cell table:style-name="ce120" office:value-type="float" office:value="300" calcext:value-type="float">
            <text:p>300</text:p>
          </table:table-cell>
          <table:table-cell table:style-name="ce120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300x300</text:p>
          </table:table-cell>
          <table:table-cell table:number-columns-repeated="2" table:style-name="ce12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х250 </text:p>
          </table:table-cell>
          <table:table-cell table:style-name="ce120" office:value-type="float" office:value="400" calcext:value-type="float">
            <text:p>400</text:p>
          </table:table-cell>
          <table:table-cell table:style-name="ce120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x300</text:p>
          </table:table-cell>
          <table:table-cell table:style-name="ce120" office:value-type="float" office:value="400" calcext:value-type="float">
            <text:p>400</text:p>
          </table:table-cell>
          <table:table-cell table:style-name="ce12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x400</text:p>
          </table:table-cell>
          <table:table-cell table:number-columns-repeated="2" table:style-name="ce120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50x450</text:p>
          </table:table-cell>
          <table:table-cell table:number-columns-repeated="2" table:style-name="ce120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510x510</text:p>
          </table:table-cell>
          <table:table-cell table:number-columns-repeated="2" table:style-name="ce120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30" office:value-type="string" calcext:value-type="string">
            <text:p>Название</text:p>
          </table:table-cell>
          <table:table-cell table:style-name="ce131" office:value-type="string" calcext:value-type="string">
            <text:p>Количество</text:p>
          </table:table-cell>
          <table:table-cell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Одиночный экструдер</text:p>
          </table:table-cell>
          <table:table-cell table:style-name="ce120" office:value-type="float" office:value="1" calcext:value-type="float">
            <text:p>1</text:p>
          </table:table-cell>
          <table:table-cell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IDEX</text:p>
          </table:table-cell>
          <table:table-cell table:style-name="ce120" office:value-type="float" office:value="2" calcext:value-type="float">
            <text:p>2</text:p>
          </table:table-cell>
          <table:table-cell table:style-name="ce120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BMG + e3d v6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BMG + e3d volcano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LCD12864 (не реализовано)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Rumba32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Fysetc spider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BTT Octopus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Zero W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3B+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4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Orange Pi Lite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Openbuilds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MGN9 (не реализовано)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Да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2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35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6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10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От платы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Понижающий преобразователь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</text:p>
          </table:table-cell>
          <table:table-cell table:style-name="ce120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2" table:number-columns-repeated="1020" table:default-cell-style-name="ce105"/>
        <table:table-row table:style-name="ro18">
          <table:table-cell table:style-name="ce1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32"/>
          <table:table-cell table:number-columns-repeated="1020"/>
        </table:table-row>
        <table:table-row table:style-name="ro13">
          <table:table-cell table:style-name="ce132" office:value-type="string" calcext:value-type="string">
            <text:p>Потребитель</text:p>
          </table:table-cell>
          <table:table-cell table:style-name="ce132" office:value-type="string" calcext:value-type="string">
            <text:p>Потребляемая мощность единицы [Вт]</text:p>
          </table:table-cell>
          <table:table-cell table:style-name="ce132" office:value-type="string" calcext:value-type="string">
            <text:p>Количество</text:p>
          </table:table-cell>
          <table:table-cell table:style-name="ce1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Нагреватель хотэнда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экструдера</text:p>
          </table:table-cell>
          <table:table-cell table:style-name="ce133" table:formula="of:=24*1/4" office:value-type="float" office:value="6" calcext:value-type="float">
            <text:p>6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оси X или Y</text:p>
          </table:table-cell>
          <table:table-cell table:style-name="ce133" table:formula="of:=24*2/4" office:value-type="float" office:value="12" calcext:value-type="float">
            <text:p>12</text:p>
          </table:table-cell>
          <table:table-cell table:style-name="ce133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133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оси Z</text:p>
          </table:table-cell>
          <table:table-cell table:style-name="ce133" table:formula="of:=24*1.8/4" office:value-type="float" office:value="10.8" calcext:value-type="float">
            <text:p>10,8</text:p>
          </table:table-cell>
          <table:table-cell table:style-name="ce133" table:formula="of:=[.B21]" office:value-type="float" office:value="2" calcext:value-type="float">
            <text:p>2</text:p>
          </table:table-cell>
          <table:table-cell table:style-name="ce133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Стол</text:p>
          </table:table-cell>
          <table:table-cell table:style-name="ce133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34" office:value-type="string" calcext:value-type="string">
            <text:p>Питание управляющей платы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133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платы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 table:style-name="ce133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хотэнда</text:p>
          </table:table-cell>
          <table:table-cell table:style-name="ce133" office:value-type="float" office:value="1.5" calcext:value-type="float">
            <text:p>1,5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модели</text:p>
          </table:table-cell>
          <table:table-cell table:style-name="ce133" office:value-type="float" office:value="2.4" calcext:value-type="float">
            <text:p>2,4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Подсветка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IF([$Настройки.B10]=[$БД.A43];1;0)*[$'Покупные изделия'.D78]" office:value-type="float" office:value="0.4" calcext:value-type="float">
            <text:p>0,4</text:p>
          </table:table-cell>
          <table:table-cell table:style-name="ce133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135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133"/>
          <table:table-cell table:style-name="ce133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2" table:number-rows-spanned="1">
            <text:p>Параметры принтера</text:p>
          </table:table-cell>
          <table:covered-table-cell table:style-name="ce136"/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28" office:value-type="string" calcext:value-type="string">
            <text:p>Параметр</text:p>
          </table:table-cell>
          <table:table-cell table:style-name="ce138" office:value-type="string" calcext:value-type="string">
            <text:p>Значение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области печати X</text:p>
          </table:table-cell>
          <table:table-cell table:style-name="ce136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области печати Y</text:p>
          </table:table-cell>
          <table:table-cell table:style-name="ce136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стола Y</text:p>
          </table:table-cell>
          <table:table-cell table:style-name="ce136" table:formula="of:=[.B18]+50" office:value-type="float" office:value="300" calcext:value-type="float">
            <text:p>30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Количество экструдеров</text:p>
          </table:table-cell>
          <table:table-cell table:style-name="ce136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20" office:value-type="string" calcext:value-type="string">
            <text:p>Количество стоек Z</text:p>
          </table:table-cell>
          <table:table-cell table:style-name="ce120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2" table:number-rows-spanned="1">
            <text:p>Расчёт размера рамы</text:p>
          </table:table-cell>
          <table:covered-table-cell table:style-name="ce120"/>
          <table:table-cell table:number-columns-repeated="1022"/>
        </table:table-row>
        <table:table-row table:style-name="ro6">
          <table:table-cell table:style-name="ce128" office:value-type="string" calcext:value-type="string">
            <text:p>Параметр</text:p>
          </table:table-cell>
          <table:table-cell table:style-name="ce138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балки оси X</text:p>
          </table:table-cell>
          <table:table-cell table:style-name="ce133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поперечной балки оси Z</text:p>
          </table:table-cell>
          <table:table-cell table:style-name="ce133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плеч оси Z</text:p>
          </table:table-cell>
          <table:table-cell table:style-name="ce133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Габарит рамы по оси X</text:p>
          </table:table-cell>
          <table:table-cell table:style-name="ce133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Габарит рамы по оси Y</text:p>
          </table:table-cell>
          <table:table-cell table:style-name="ce133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137" office:value-type="string" calcext:value-type="string">
            <text:p>Габарит основной части рамы по оси Z</text:p>
          </table:table-cell>
          <table:table-cell table:style-name="ce133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137" office:value-type="string" calcext:value-type="string">
            <text:p>Удлинение угловых стоек для образования ножек</text:p>
          </table:table-cell>
          <table:table-cell table:style-name="ce133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6:'Покупные изделия'.C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1" svg:font-family="Roboto"/>
    <style:font-face style:name="F" svg:font-family="" style:font-family-generic="roman"/>
    <style:font-face style:name="Amiri" svg:font-family="Amiri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20T03:40:53.364000000</dc:date>
    <meta:editing-duration>P6DT10H22M55S</meta:editing-duration>
    <meta:editing-cycles>259</meta:editing-cycles>
    <meta:generator>LibreOffice/7.1.4.2$Windows_X86_64 LibreOffice_project/a529a4fab45b75fefc5b6226684193eb000654f6</meta:generator>
    <meta:document-statistic meta:table-count="8" meta:cell-count="1196" meta:object-count="0"/>
  </office:meta>
</office:document-meta>
</file>